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DNA_5f__5f_-title">
      <style:graphic-properties fo:min-height="2.6cm" loext:decorative="false"/>
      <style:paragraph-properties style:writing-mode="lr-tb"/>
    </style:style>
    <style:style style:name="pr10" style:family="presentation" style:parent-style-name="DNA_5f__5f_-outline1">
      <style:graphic-properties fo:min-height="9.135cm" loext:decorative="false"/>
      <style:paragraph-properties style:writing-mode="lr-tb"/>
    </style:style>
    <style:style style:name="pr11" style:family="presentation" style:parent-style-name="DNA_5f__5f_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DNA_5f__5f__5f_-title">
      <style:graphic-properties fo:min-height="2.6cm" loext:decorative="false"/>
      <style:paragraph-properties style:writing-mode="lr-tb"/>
    </style:style>
    <style:style style:name="pr13" style:family="presentation" style:parent-style-name="DNA_5f__5f__5f_-outline1">
      <style:graphic-properties fo:min-height="9.135cm" loext:decorative="false"/>
      <style:paragraph-properties style:writing-mode="lr-tb"/>
    </style:style>
    <style:style style:name="pr14" style:family="presentation" style:parent-style-name="DNA_5f__5f_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DNA_5f__5f__5f__5f_-title">
      <style:graphic-properties fo:min-height="2.6cm" loext:decorative="false"/>
      <style:paragraph-properties style:writing-mode="lr-tb"/>
    </style:style>
    <style:style style:name="pr16" style:family="presentation" style:parent-style-name="DNA_5f__5f__5f__5f_-outline1">
      <style:graphic-properties fo:min-height="9.135cm" loext:decorative="false"/>
      <style:paragraph-properties style:writing-mode="lr-tb"/>
    </style:style>
    <style:style style:name="pr17" style:family="presentation" style:parent-style-name="DNA_5f__5f_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DNA_5f__5f__5f__5f__5f_-title">
      <style:graphic-properties fo:min-height="2.6cm" loext:decorative="false"/>
      <style:paragraph-properties style:writing-mode="lr-tb"/>
    </style:style>
    <style:style style:name="pr19" style:family="presentation" style:parent-style-name="DNA_5f__5f__5f__5f__5f_-outline1">
      <style:graphic-properties fo:min-height="9.135cm" loext:decorative="false"/>
      <style:paragraph-properties style:writing-mode="lr-tb"/>
    </style:style>
    <style:style style:name="pr20" style:family="presentation" style:parent-style-name="DNA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1" style:family="presentation" style:parent-style-name="DNA_5f__5f__5f__5f__5f__5f_-title">
      <style:graphic-properties fo:min-height="2.6cm" loext:decorative="false"/>
      <style:paragraph-properties style:writing-mode="lr-tb"/>
    </style:style>
    <style:style style:name="pr22" style:family="presentation" style:parent-style-name="DNA_5f__5f__5f__5f__5f__5f_-outline1">
      <style:graphic-properties fo:min-height="9.135cm" loext:decorative="false"/>
      <style:paragraph-properties style:writing-mode="lr-tb"/>
    </style:style>
    <style:style style:name="pr23" style:family="presentation" style:parent-style-name="DNA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4" style:family="presentation" style:parent-style-name="DNA_5f__5f__5f__5f__5f__5f__5f_-title">
      <style:graphic-properties fo:min-height="2.6cm" loext:decorative="false"/>
      <style:paragraph-properties style:writing-mode="lr-tb"/>
    </style:style>
    <style:style style:name="pr25" style:family="presentation" style:parent-style-name="DNA_5f__5f__5f__5f__5f__5f__5f_-outline1">
      <style:graphic-properties fo:min-height="9.135cm" loext:decorative="false"/>
      <style:paragraph-properties style:writing-mode="lr-tb"/>
    </style:style>
    <style:style style:name="pr26" style:family="presentation" style:parent-style-name="DNA_5f_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margin-left="0cm" fo:margin-right="0cm" fo:margin-top="0cm" fo:margin-bottom="0.374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rt Gör ile git ve GitHub Eğitimi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git ve GitHub </text:p>
            <text:p>Açık Kaynak Dünyasına İlk Adım</text:p>
            <text:p>Ücretsiz Her Pazar 20:00-22-00</text:p>
            <text:p>Eğitmen Mert Gö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Sırasıyla Ana Konu Başlıklar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Açık Kaynak ve Özgür Yazılım Kültürleri , farkları ve benzerlikleri</text:p>
              </text:list-item>
              <text:list-item>
                <text:p text:style-name="P3">Lisans Türleri olarak Permissive ve Copyleft lisanslar</text:p>
              </text:list-item>
              <text:list-item>
                <text:p text:style-name="P3">Proje bakımı, Projelere katılma yolları, Proje Dökümantasyonu</text:p>
              </text:list-item>
              <text:list-item>
                <text:p>Git ile versiyon kontrol temelleri</text:p>
              </text:list-item>
              <text:list-item>
                <text:p>GitHub ile proje paylaşımı ve işbirliği</text:p>
              </text:list-item>
              <text:list-item>
                <text:p>Uygulamalı Pratik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list text:style-name="L2">
              <text:list-header>
                <text:p text:style-name="P4">Açık Kaynak ve Özgür Yazılım</text:p>
              </text:list-header>
            </text:list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2">
              <text:list-item>
                <text:p text:style-name="P3">Açık Kaynak ve Özgür Yazılım Kültürleri , farkları ve benzerlikleri</text:p>
              </text:list-item>
              <text:list-item>
                <text:p text:style-name="P3">Her Özgür Yazılım Açık Kaynaktır, ancak her Açık Kaynak Özgür Yazılım değildir.</text:p>
              </text:list-item>
              <text:list-item>
                <text:p text:style-name="P3">Özgür Yazılım sosyal felsefi bir harekettir. Açık Kaynak iste teknik iyileştirme odaklı yazılımcılık hareketidi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_5f__5f_" presentation:presentation-page-layout-name="AL2T1">
        <office:forms form:automatic-focus="false" form:apply-design-mode="false"/>
        <draw:frame presentation:style-name="pr9" draw:layer="layout" svg:width="22.5cm" svg:height="2.6cm" svg:x="4.5cm" svg:y="0.6cm" presentation:class="title">
          <draw:text-box>
            <text:p>Lisanslar</text:p>
          </draw:text-box>
        </draw:frame>
        <draw:frame presentation:style-name="pr10" draw:layer="layout" svg:width="22.5cm" svg:height="9.134cm" svg:x="4.5cm" svg:y="3.8cm" presentation:class="outline">
          <draw:text-box>
            <text:list text:style-name="L2">
              <text:list-item>
                <text:p text:style-name="P3">Lisans Türleri olarak Permissive ve Copyleft lisanslar</text:p>
              </text:list-item>
              <text:list-item>
                <text:p text:style-name="P3">GPL türevlerinde örneğin AGPL’de kod bir kere public edildi mi türev eserlerin de public olması şartı vardır.</text:p>
              </text:list-item>
              <text:list-item>
                <text:p text:style-name="P3">Ancak MIT/Expat , BSD gibi lisanslarda geri bildirim verilme şartı yoktur.</text:p>
              </text:list-item>
              <text:list-item>
                <text:p text:style-name="P3">Her koşulda lisans şartları dahilinde Özgür Yazılım ve Açık Kaynak yazılımlar alınıp satılabilir kiralanabili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_5f__5f_" presentation:presentation-page-layout-name="AL2T1">
        <office:forms form:automatic-focus="false" form:apply-design-mode="false"/>
        <draw:frame presentation:style-name="pr12" draw:layer="layout" svg:width="22.5cm" svg:height="2.6cm" svg:x="4.5cm" svg:y="0.6cm" presentation:class="title">
          <draw:text-box>
            <text:p>Katılım</text:p>
          </draw:text-box>
        </draw:frame>
        <draw:frame presentation:style-name="pr13" draw:layer="layout" svg:width="22.5cm" svg:height="9.134cm" svg:x="4.5cm" svg:y="3.8cm" presentation:class="outline">
          <draw:text-box>
            <text:list text:style-name="L2">
              <text:list-item>
                <text:p text:style-name="P3">Proje bakımı</text:p>
              </text:list-item>
              <text:list-item>
                <text:p text:style-name="P3">Projelere katılma yolları</text:p>
              </text:list-item>
              <text:list-item>
                <text:p text:style-name="P3">Proje Dökümantasyonu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_5f__5f__5f__5f_" presentation:presentation-page-layout-name="AL2T1">
        <office:forms form:automatic-focus="false" form:apply-design-mode="false"/>
        <draw:frame presentation:style-name="pr15" draw:layer="layout" svg:width="22.5cm" svg:height="2.6cm" svg:x="4.5cm" svg:y="0.6cm" presentation:class="title">
          <draw:text-box>
            <text:list text:style-name="L2">
              <text:list-header>
                <text:p text:style-name="P4">Git ile versiyon kontrol temelleri</text:p>
              </text:list-header>
            </text:list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2">
              <text:list-item>
                <text:p>Git olmasaydı ne yapardık … klasör1, klasör2, klasör3 :=) </text:p>
              </text:list-item>
              <text:list-item>
                <text:p>Git ilklendirmesi</text:p>
              </text:list-item>
              <text:list-item>
                <text:p>Git dosya ekleme</text:p>
              </text:list-item>
              <text:list-item>
                <text:p>Git commit</text:p>
              </text:list-item>
              <text:list-item>
                <text:p>Git remote adres ekleme</text:p>
              </text:list-item>
              <text:list-item>
                <text:p>Git push için tek veya çok adrese gönderm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_5f__5f__5f__5f_" presentation:presentation-page-layout-name="AL2T1">
        <office:forms form:automatic-focus="false" form:apply-design-mode="false"/>
        <draw:frame presentation:style-name="pr18" draw:layer="layout" svg:width="22.5cm" svg:height="2.6cm" svg:x="4.5cm" svg:y="0.6cm" presentation:class="title">
          <draw:text-box>
            <text:p>GitHub nedir ? Alternatifleri nelerdir ?</text:p>
          </draw:text-box>
        </draw:frame>
        <draw:frame presentation:style-name="pr1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GitHub ile proje paylaşımı ve işbirliği</text:p>
              </text:list-item>
              <text:list-item>
                <text:p text:style-name="P3">GitHub proje star</text:p>
              </text:list-item>
              <text:list-item>
                <text:p text:style-name="P3">GitHub proje fork</text:p>
              </text:list-item>
              <text:list-item>
                <text:p text:style-name="P3">GitHub ve sync özelliği</text:p>
              </text:list-item>
              <text:list-item>
                <text:p text:style-name="P3">GitHub Discussion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_5f__5f__5f__5f__5f__5f_" presentation:presentation-page-layout-name="AL2T1">
        <office:forms form:automatic-focus="false" form:apply-design-mode="false"/>
        <draw:frame presentation:style-name="pr21" draw:layer="layout" svg:width="22.5cm" svg:height="2.6cm" svg:x="4.5cm" svg:y="0.6cm" presentation:class="title">
          <draw:text-box>
            <text:list text:style-name="L2">
              <text:list-header>
                <text:p text:style-name="P4">Uygulamalı Pratikler</text:p>
              </text:list-header>
            </text:list>
          </draw:text-box>
        </draw:frame>
        <draw:frame presentation:style-name="pr22" draw:layer="layout" svg:width="22.5cm" svg:height="9.134cm" svg:x="4.5cm" svg:y="3.8cm" presentation:class="outline">
          <draw:text-box>
            <text:list text:style-name="L2">
              <text:list-item>
                <text:p>Teknik olmayan içeriklerle örnekler</text:p>
              </text:list-item>
              <text:list-item>
                <text:p>Kodlama örnekleri ( Mühendislikle çok uğraşmadan hello-world tarzı uygulamalarla 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Anlatan : Mert Gö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2">
              <text:list-item>
                <text:p>Lisans CC BY-SA 4.0 or later</text:p>
              </text:list-item>
              <text:list-item>
                <text:p>İletişim : <text:a xlink:href="mailto:mertgor@qbnetworks.xyz" xlink:type="simple">mertgor@qbnetworks.xyz</text:a></text:p>
              </text:list-item>
              <text:list-item>
                <text:p>Telefon numarası ve yüz yüze veya çevrim içi görüşme için e-posta yazmanızı rica ederiz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_5f__5f__5f__5f__5f__5f__5f_" presentation:presentation-page-layout-name="AL2T1">
        <office:forms form:automatic-focus="false" form:apply-design-mode="false"/>
        <draw:frame presentation:style-name="pr24" draw:layer="layout" svg:width="22.5cm" svg:height="2.6cm" svg:x="4.5cm" svg:y="0.6cm" presentation:class="title">
          <draw:text-box>
            <text:p>Teşekkürle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2">
              <text:list-item>
                <text:p>Soru ve cevaplarınızı dersin bitiminden sonra alacağız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-background" style:display-name="DNA__-background" style:family="presentation">
      <style:graphic-properties draw:stroke="none" draw:fill="none"/>
      <style:text-properties style:letter-kerning="true"/>
    </style:style>
    <style:style style:name="DNA_5f__5f_-backgroundobjects" style:display-name="DNA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-notes" style:display-name="DNA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-outline1" style:display-name="DNA__-outline1" style:family="presentation">
      <style:graphic-properties draw:stroke="none" draw:fill="none" draw:fill-color="#3399ff" draw:auto-grow-height="false" draw:fit-to-size="false" style:shrink-to-fit="true">
        <text:list-style style:name="DNA_5f__5f_-outline1" style:display-name="DNA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-outline2" style:display-name="DNA__-outline2" style:family="presentation" style:parent-style-name="DNA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-outline3" style:display-name="DNA__-outline3" style:family="presentation" style:parent-style-name="DNA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-outline4" style:display-name="DNA__-outline4" style:family="presentation" style:parent-style-name="DNA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-outline5" style:display-name="DNA__-outline5" style:family="presentation" style:parent-style-name="DNA_5f__5f_-outline4">
      <style:paragraph-properties fo:margin-left="0cm" fo:margin-right="0cm" fo:margin-top="0cm" fo:margin-bottom="0.074cm" fo:text-indent="0cm"/>
    </style:style>
    <style:style style:name="DNA_5f__5f_-outline6" style:display-name="DNA__-outline6" style:family="presentation" style:parent-style-name="DNA_5f__5f_-outline5"/>
    <style:style style:name="DNA_5f__5f_-outline7" style:display-name="DNA__-outline7" style:family="presentation" style:parent-style-name="DNA_5f__5f_-outline6"/>
    <style:style style:name="DNA_5f__5f_-outline8" style:display-name="DNA__-outline8" style:family="presentation" style:parent-style-name="DNA_5f__5f_-outline7"/>
    <style:style style:name="DNA_5f__5f_-outline9" style:display-name="DNA__-outline9" style:family="presentation" style:parent-style-name="DNA_5f__5f_-outline8"/>
    <style:style style:name="DNA_5f__5f_-subtitle" style:display-name="DNA__-subtitle" style:family="presentation">
      <style:graphic-properties draw:stroke="none" draw:fill="none" draw:textarea-vertical-align="middle">
        <text:list-style style:name="DNA_5f__5f_-subtitle" style:display-name="DNA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-title" style:display-name="DNA__-title" style:family="presentation">
      <style:graphic-properties draw:stroke="none" draw:fill="none" draw:textarea-vertical-align="middle" draw:fit-to-size="false" style:shrink-to-fit="true">
        <text:list-style style:name="DNA_5f__5f_-title" style:display-name="DNA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-background" style:display-name="DNA___-background" style:family="presentation">
      <style:graphic-properties draw:stroke="none" draw:fill="none"/>
      <style:text-properties style:letter-kerning="true"/>
    </style:style>
    <style:style style:name="DNA_5f__5f__5f_-backgroundobjects" style:display-name="DNA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-notes" style:display-name="DNA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-outline1" style:display-name="DNA___-outline1" style:family="presentation">
      <style:graphic-properties draw:stroke="none" draw:fill="none" draw:fill-color="#3399ff" draw:auto-grow-height="false" draw:fit-to-size="false" style:shrink-to-fit="true">
        <text:list-style style:name="DNA_5f__5f__5f_-outline1" style:display-name="DNA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-outline2" style:display-name="DNA___-outline2" style:family="presentation" style:parent-style-name="DNA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-outline3" style:display-name="DNA___-outline3" style:family="presentation" style:parent-style-name="DNA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-outline4" style:display-name="DNA___-outline4" style:family="presentation" style:parent-style-name="DNA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-outline5" style:display-name="DNA___-outline5" style:family="presentation" style:parent-style-name="DNA_5f__5f__5f_-outline4">
      <style:paragraph-properties fo:margin-left="0cm" fo:margin-right="0cm" fo:margin-top="0cm" fo:margin-bottom="0.074cm" fo:text-indent="0cm"/>
    </style:style>
    <style:style style:name="DNA_5f__5f__5f_-outline6" style:display-name="DNA___-outline6" style:family="presentation" style:parent-style-name="DNA_5f__5f__5f_-outline5"/>
    <style:style style:name="DNA_5f__5f__5f_-outline7" style:display-name="DNA___-outline7" style:family="presentation" style:parent-style-name="DNA_5f__5f__5f_-outline6"/>
    <style:style style:name="DNA_5f__5f__5f_-outline8" style:display-name="DNA___-outline8" style:family="presentation" style:parent-style-name="DNA_5f__5f__5f_-outline7"/>
    <style:style style:name="DNA_5f__5f__5f_-outline9" style:display-name="DNA___-outline9" style:family="presentation" style:parent-style-name="DNA_5f__5f__5f_-outline8"/>
    <style:style style:name="DNA_5f__5f__5f_-subtitle" style:display-name="DNA___-subtitle" style:family="presentation">
      <style:graphic-properties draw:stroke="none" draw:fill="none" draw:textarea-vertical-align="middle">
        <text:list-style style:name="DNA_5f__5f__5f_-subtitle" style:display-name="DNA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-title" style:display-name="DNA___-title" style:family="presentation">
      <style:graphic-properties draw:stroke="none" draw:fill="none" draw:textarea-vertical-align="middle" draw:fit-to-size="false" style:shrink-to-fit="true">
        <text:list-style style:name="DNA_5f__5f__5f_-title" style:display-name="DNA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-background" style:display-name="DNA____-background" style:family="presentation">
      <style:graphic-properties draw:stroke="none" draw:fill="none"/>
      <style:text-properties style:letter-kerning="true"/>
    </style:style>
    <style:style style:name="DNA_5f__5f__5f__5f_-backgroundobjects" style:display-name="DNA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-notes" style:display-name="DNA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-outline1" style:display-name="DNA____-outline1" style:family="presentation">
      <style:graphic-properties draw:stroke="none" draw:fill="none" draw:fill-color="#3399ff" draw:auto-grow-height="false" draw:fit-to-size="false" style:shrink-to-fit="true">
        <text:list-style style:name="DNA_5f__5f__5f__5f_-outline1" style:display-name="DNA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-outline2" style:display-name="DNA____-outline2" style:family="presentation" style:parent-style-name="DNA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-outline3" style:display-name="DNA____-outline3" style:family="presentation" style:parent-style-name="DNA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-outline4" style:display-name="DNA____-outline4" style:family="presentation" style:parent-style-name="DNA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-outline5" style:display-name="DNA____-outline5" style:family="presentation" style:parent-style-name="DNA_5f__5f__5f__5f_-outline4">
      <style:paragraph-properties fo:margin-left="0cm" fo:margin-right="0cm" fo:margin-top="0cm" fo:margin-bottom="0.074cm" fo:text-indent="0cm"/>
    </style:style>
    <style:style style:name="DNA_5f__5f__5f__5f_-outline6" style:display-name="DNA____-outline6" style:family="presentation" style:parent-style-name="DNA_5f__5f__5f__5f_-outline5"/>
    <style:style style:name="DNA_5f__5f__5f__5f_-outline7" style:display-name="DNA____-outline7" style:family="presentation" style:parent-style-name="DNA_5f__5f__5f__5f_-outline6"/>
    <style:style style:name="DNA_5f__5f__5f__5f_-outline8" style:display-name="DNA____-outline8" style:family="presentation" style:parent-style-name="DNA_5f__5f__5f__5f_-outline7"/>
    <style:style style:name="DNA_5f__5f__5f__5f_-outline9" style:display-name="DNA____-outline9" style:family="presentation" style:parent-style-name="DNA_5f__5f__5f__5f_-outline8"/>
    <style:style style:name="DNA_5f__5f__5f__5f_-subtitle" style:display-name="DNA____-subtitle" style:family="presentation">
      <style:graphic-properties draw:stroke="none" draw:fill="none" draw:textarea-vertical-align="middle">
        <text:list-style style:name="DNA_5f__5f__5f__5f_-subtitle" style:display-name="DNA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-title" style:display-name="DNA____-title" style:family="presentation">
      <style:graphic-properties draw:stroke="none" draw:fill="none" draw:textarea-vertical-align="middle" draw:fit-to-size="false" style:shrink-to-fit="true">
        <text:list-style style:name="DNA_5f__5f__5f__5f_-title" style:display-name="DNA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-background" style:display-name="DNA_____-background" style:family="presentation">
      <style:graphic-properties draw:stroke="none" draw:fill="none"/>
      <style:text-properties style:letter-kerning="true"/>
    </style:style>
    <style:style style:name="DNA_5f__5f__5f__5f__5f_-backgroundobjects" style:display-name="DNA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-notes" style:display-name="DNA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-outline1" style:display-name="DNA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-outline1" style:display-name="DNA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-outline2" style:display-name="DNA_____-outline2" style:family="presentation" style:parent-style-name="DNA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-outline3" style:display-name="DNA_____-outline3" style:family="presentation" style:parent-style-name="DNA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-outline4" style:display-name="DNA_____-outline4" style:family="presentation" style:parent-style-name="DNA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-outline5" style:display-name="DNA_____-outline5" style:family="presentation" style:parent-style-name="DNA_5f__5f__5f__5f__5f_-outline4">
      <style:paragraph-properties fo:margin-left="0cm" fo:margin-right="0cm" fo:margin-top="0cm" fo:margin-bottom="0.074cm" fo:text-indent="0cm"/>
    </style:style>
    <style:style style:name="DNA_5f__5f__5f__5f__5f_-outline6" style:display-name="DNA_____-outline6" style:family="presentation" style:parent-style-name="DNA_5f__5f__5f__5f__5f_-outline5"/>
    <style:style style:name="DNA_5f__5f__5f__5f__5f_-outline7" style:display-name="DNA_____-outline7" style:family="presentation" style:parent-style-name="DNA_5f__5f__5f__5f__5f_-outline6"/>
    <style:style style:name="DNA_5f__5f__5f__5f__5f_-outline8" style:display-name="DNA_____-outline8" style:family="presentation" style:parent-style-name="DNA_5f__5f__5f__5f__5f_-outline7"/>
    <style:style style:name="DNA_5f__5f__5f__5f__5f_-outline9" style:display-name="DNA_____-outline9" style:family="presentation" style:parent-style-name="DNA_5f__5f__5f__5f__5f_-outline8"/>
    <style:style style:name="DNA_5f__5f__5f__5f__5f_-subtitle" style:display-name="DNA_____-subtitle" style:family="presentation">
      <style:graphic-properties draw:stroke="none" draw:fill="none" draw:textarea-vertical-align="middle">
        <text:list-style style:name="DNA_5f__5f__5f__5f__5f_-subtitle" style:display-name="DNA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-title" style:display-name="DNA_____-title" style:family="presentation">
      <style:graphic-properties draw:stroke="none" draw:fill="none" draw:textarea-vertical-align="middle" draw:fit-to-size="false" style:shrink-to-fit="true">
        <text:list-style style:name="DNA_5f__5f__5f__5f__5f_-title" style:display-name="DNA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-background" style:display-name="DNA______-background" style:family="presentation">
      <style:graphic-properties draw:stroke="none" draw:fill="none"/>
      <style:text-properties style:letter-kerning="true"/>
    </style:style>
    <style:style style:name="DNA_5f__5f__5f__5f__5f__5f_-backgroundobjects" style:display-name="DNA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-notes" style:display-name="DNA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1" style:display-name="DNA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-outline1" style:display-name="DNA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2" style:display-name="DNA______-outline2" style:family="presentation" style:parent-style-name="DNA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-outline3" style:display-name="DNA______-outline3" style:family="presentation" style:parent-style-name="DNA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-outline4" style:display-name="DNA______-outline4" style:family="presentation" style:parent-style-name="DNA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-outline5" style:display-name="DNA______-outline5" style:family="presentation" style:parent-style-name="DNA_5f__5f__5f__5f__5f__5f_-outline4">
      <style:paragraph-properties fo:margin-left="0cm" fo:margin-right="0cm" fo:margin-top="0cm" fo:margin-bottom="0.074cm" fo:text-indent="0cm"/>
    </style:style>
    <style:style style:name="DNA_5f__5f__5f__5f__5f__5f_-outline6" style:display-name="DNA______-outline6" style:family="presentation" style:parent-style-name="DNA_5f__5f__5f__5f__5f__5f_-outline5"/>
    <style:style style:name="DNA_5f__5f__5f__5f__5f__5f_-outline7" style:display-name="DNA______-outline7" style:family="presentation" style:parent-style-name="DNA_5f__5f__5f__5f__5f__5f_-outline6"/>
    <style:style style:name="DNA_5f__5f__5f__5f__5f__5f_-outline8" style:display-name="DNA______-outline8" style:family="presentation" style:parent-style-name="DNA_5f__5f__5f__5f__5f__5f_-outline7"/>
    <style:style style:name="DNA_5f__5f__5f__5f__5f__5f_-outline9" style:display-name="DNA______-outline9" style:family="presentation" style:parent-style-name="DNA_5f__5f__5f__5f__5f__5f_-outline8"/>
    <style:style style:name="DNA_5f__5f__5f__5f__5f__5f_-subtitle" style:display-name="DNA______-subtitle" style:family="presentation">
      <style:graphic-properties draw:stroke="none" draw:fill="none" draw:textarea-vertical-align="middle">
        <text:list-style style:name="DNA_5f__5f__5f__5f__5f__5f_-subtitle" style:display-name="DNA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-title" style:display-name="DNA______-title" style:family="presentation">
      <style:graphic-properties draw:stroke="none" draw:fill="none" draw:textarea-vertical-align="middle" draw:fit-to-size="false" style:shrink-to-fit="true">
        <text:list-style style:name="DNA_5f__5f__5f__5f__5f__5f_-title" style:display-name="DNA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background" style:display-name="DNA_______-background" style:family="presentation">
      <style:graphic-properties draw:stroke="none" draw:fill="none"/>
      <style:text-properties style:letter-kerning="true"/>
    </style:style>
    <style:style style:name="DNA_5f__5f__5f__5f__5f__5f__5f_-backgroundobjects" style:display-name="DNA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-notes" style:display-name="DNA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1" style:display-name="DNA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-outline1" style:display-name="DNA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2" style:display-name="DNA_______-outline2" style:family="presentation" style:parent-style-name="DNA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-outline3" style:display-name="DNA_______-outline3" style:family="presentation" style:parent-style-name="DNA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-outline4" style:display-name="DNA_______-outline4" style:family="presentation" style:parent-style-name="DNA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-outline5" style:display-name="DNA_______-outline5" style:family="presentation" style:parent-style-name="DNA_5f__5f__5f__5f__5f__5f__5f_-outline4">
      <style:paragraph-properties fo:margin-left="0cm" fo:margin-right="0cm" fo:margin-top="0cm" fo:margin-bottom="0.074cm" fo:text-indent="0cm"/>
    </style:style>
    <style:style style:name="DNA_5f__5f__5f__5f__5f__5f__5f_-outline6" style:display-name="DNA_______-outline6" style:family="presentation" style:parent-style-name="DNA_5f__5f__5f__5f__5f__5f__5f_-outline5"/>
    <style:style style:name="DNA_5f__5f__5f__5f__5f__5f__5f_-outline7" style:display-name="DNA_______-outline7" style:family="presentation" style:parent-style-name="DNA_5f__5f__5f__5f__5f__5f__5f_-outline6"/>
    <style:style style:name="DNA_5f__5f__5f__5f__5f__5f__5f_-outline8" style:display-name="DNA_______-outline8" style:family="presentation" style:parent-style-name="DNA_5f__5f__5f__5f__5f__5f__5f_-outline7"/>
    <style:style style:name="DNA_5f__5f__5f__5f__5f__5f__5f_-outline9" style:display-name="DNA_______-outline9" style:family="presentation" style:parent-style-name="DNA_5f__5f__5f__5f__5f__5f__5f_-outline8"/>
    <style:style style:name="DNA_5f__5f__5f__5f__5f__5f__5f_-subtitle" style:display-name="DNA_______-subtitle" style:family="presentation">
      <style:graphic-properties draw:stroke="none" draw:fill="none" draw:textarea-vertical-align="middle">
        <text:list-style style:name="DNA_5f__5f__5f__5f__5f__5f__5f_-subtitle" style:display-name="DNA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title" style:display-name="DNA_______-title" style:family="presentation">
      <style:graphic-properties draw:stroke="none" draw:fill="none" draw:textarea-vertical-align="middle" draw:fit-to-size="false" style:shrink-to-fit="true">
        <text:list-style style:name="DNA_5f__5f__5f__5f__5f__5f__5f_-title" style:display-name="DNA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background" style:display-name="DNA________-background" style:family="presentation">
      <style:graphic-properties draw:stroke="none" draw:fill="none"/>
      <style:text-properties style:letter-kerning="true"/>
    </style:style>
    <style:style style:name="DNA_5f__5f__5f__5f__5f__5f__5f__5f_-backgroundobjects" style:display-name="DNA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-notes" style:display-name="DNA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1" style:display-name="DNA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-outline1" style:display-name="DNA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2" style:display-name="DNA________-outline2" style:family="presentation" style:parent-style-name="DNA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-outline3" style:display-name="DNA________-outline3" style:family="presentation" style:parent-style-name="DNA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-outline4" style:display-name="DNA________-outline4" style:family="presentation" style:parent-style-name="DNA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-outline5" style:display-name="DNA________-outline5" style:family="presentation" style:parent-style-name="DNA_5f__5f__5f__5f__5f__5f__5f__5f_-outline4">
      <style:paragraph-properties fo:margin-left="0cm" fo:margin-right="0cm" fo:margin-top="0cm" fo:margin-bottom="0.074cm" fo:text-indent="0cm"/>
    </style:style>
    <style:style style:name="DNA_5f__5f__5f__5f__5f__5f__5f__5f_-outline6" style:display-name="DNA________-outline6" style:family="presentation" style:parent-style-name="DNA_5f__5f__5f__5f__5f__5f__5f__5f_-outline5"/>
    <style:style style:name="DNA_5f__5f__5f__5f__5f__5f__5f__5f_-outline7" style:display-name="DNA________-outline7" style:family="presentation" style:parent-style-name="DNA_5f__5f__5f__5f__5f__5f__5f__5f_-outline6"/>
    <style:style style:name="DNA_5f__5f__5f__5f__5f__5f__5f__5f_-outline8" style:display-name="DNA________-outline8" style:family="presentation" style:parent-style-name="DNA_5f__5f__5f__5f__5f__5f__5f__5f_-outline7"/>
    <style:style style:name="DNA_5f__5f__5f__5f__5f__5f__5f__5f_-outline9" style:display-name="DNA________-outline9" style:family="presentation" style:parent-style-name="DNA_5f__5f__5f__5f__5f__5f__5f__5f_-outline8"/>
    <style:style style:name="DNA_5f__5f__5f__5f__5f__5f__5f__5f_-subtitle" style:display-name="DNA________-subtitle" style:family="presentation">
      <style:graphic-properties draw:stroke="none" draw:fill="none" draw:textarea-vertical-align="middle">
        <text:list-style style:name="DNA_5f__5f__5f__5f__5f__5f__5f__5f_-subtitle" style:display-name="DNA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title" style:display-name="DNA________-title" style:family="presentation">
      <style:graphic-properties draw:stroke="none" draw:fill="none" draw:textarea-vertical-align="middle" draw:fit-to-size="false" style:shrink-to-fit="true">
        <text:list-style style:name="DNA_5f__5f__5f__5f__5f__5f__5f__5f_-title" style:display-name="DNA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background" style:display-name="DNA_________-background" style:family="presentation">
      <style:graphic-properties draw:stroke="none" draw:fill="none"/>
      <style:text-properties style:letter-kerning="true"/>
    </style:style>
    <style:style style:name="DNA_5f__5f__5f__5f__5f__5f__5f__5f__5f_-backgroundobjects" style:display-name="DNA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-notes" style:display-name="DNA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1" style:display-name="DNA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-outline1" style:display-name="DNA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2" style:display-name="DNA_________-outline2" style:family="presentation" style:parent-style-name="DNA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-outline3" style:display-name="DNA_________-outline3" style:family="presentation" style:parent-style-name="DNA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-outline4" style:display-name="DNA_________-outline4" style:family="presentation" style:parent-style-name="DNA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-outline5" style:display-name="DNA_________-outline5" style:family="presentation" style:parent-style-name="DNA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-outline6" style:display-name="DNA_________-outline6" style:family="presentation" style:parent-style-name="DNA_5f__5f__5f__5f__5f__5f__5f__5f__5f_-outline5"/>
    <style:style style:name="DNA_5f__5f__5f__5f__5f__5f__5f__5f__5f_-outline7" style:display-name="DNA_________-outline7" style:family="presentation" style:parent-style-name="DNA_5f__5f__5f__5f__5f__5f__5f__5f__5f_-outline6"/>
    <style:style style:name="DNA_5f__5f__5f__5f__5f__5f__5f__5f__5f_-outline8" style:display-name="DNA_________-outline8" style:family="presentation" style:parent-style-name="DNA_5f__5f__5f__5f__5f__5f__5f__5f__5f_-outline7"/>
    <style:style style:name="DNA_5f__5f__5f__5f__5f__5f__5f__5f__5f_-outline9" style:display-name="DNA_________-outline9" style:family="presentation" style:parent-style-name="DNA_5f__5f__5f__5f__5f__5f__5f__5f__5f_-outline8"/>
    <style:style style:name="DNA_5f__5f__5f__5f__5f__5f__5f__5f__5f_-subtitle" style:display-name="DNA_________-subtitle" style:family="presentation">
      <style:graphic-properties draw:stroke="none" draw:fill="none" draw:textarea-vertical-align="middle">
        <text:list-style style:name="DNA_5f__5f__5f__5f__5f__5f__5f__5f__5f_-subtitle" style:display-name="DNA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title" style:display-name="DNA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-title" style:display-name="DNA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background" style:display-name="DNA__________-background" style:family="presentation">
      <style:graphic-properties draw:stroke="none" draw:fill="none"/>
      <style:text-properties style:letter-kerning="true"/>
    </style:style>
    <style:style style:name="DNA_5f__5f__5f__5f__5f__5f__5f__5f__5f__5f_-backgroundobjects" style:display-name="DNA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-notes" style:display-name="DNA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1" style:display-name="DNA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-outline1" style:display-name="DNA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2" style:display-name="DNA__________-outline2" style:family="presentation" style:parent-style-name="DNA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-outline3" style:display-name="DNA__________-outline3" style:family="presentation" style:parent-style-name="DNA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-outline4" style:display-name="DNA__________-outline4" style:family="presentation" style:parent-style-name="DNA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-outline5" style:display-name="DNA__________-outline5" style:family="presentation" style:parent-style-name="DNA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-outline6" style:display-name="DNA__________-outline6" style:family="presentation" style:parent-style-name="DNA_5f__5f__5f__5f__5f__5f__5f__5f__5f__5f_-outline5"/>
    <style:style style:name="DNA_5f__5f__5f__5f__5f__5f__5f__5f__5f__5f_-outline7" style:display-name="DNA__________-outline7" style:family="presentation" style:parent-style-name="DNA_5f__5f__5f__5f__5f__5f__5f__5f__5f__5f_-outline6"/>
    <style:style style:name="DNA_5f__5f__5f__5f__5f__5f__5f__5f__5f__5f_-outline8" style:display-name="DNA__________-outline8" style:family="presentation" style:parent-style-name="DNA_5f__5f__5f__5f__5f__5f__5f__5f__5f__5f_-outline7"/>
    <style:style style:name="DNA_5f__5f__5f__5f__5f__5f__5f__5f__5f__5f_-outline9" style:display-name="DNA__________-outline9" style:family="presentation" style:parent-style-name="DNA_5f__5f__5f__5f__5f__5f__5f__5f__5f__5f_-outline8"/>
    <style:style style:name="DNA_5f__5f__5f__5f__5f__5f__5f__5f__5f__5f_-subtitle" style:display-name="DNA__________-subtitle" style:family="presentation">
      <style:graphic-properties draw:stroke="none" draw:fill="none" draw:textarea-vertical-align="middle">
        <text:list-style style:name="DNA_5f__5f__5f__5f__5f__5f__5f__5f__5f__5f_-subtitle" style:display-name="DNA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title" style:display-name="DNA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-title" style:display-name="DNA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background" style:display-name="DNA___________-background" style:family="presentation">
      <style:graphic-properties draw:stroke="none" draw:fill="none"/>
      <style:text-properties style:letter-kerning="true"/>
    </style:style>
    <style:style style:name="DNA_5f__5f__5f__5f__5f__5f__5f__5f__5f__5f__5f_-backgroundobjects" style:display-name="DNA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-notes" style:display-name="DNA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1" style:display-name="DNA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-outline1" style:display-name="DNA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2" style:display-name="DNA___________-outline2" style:family="presentation" style:parent-style-name="DNA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-outline3" style:display-name="DNA___________-outline3" style:family="presentation" style:parent-style-name="DNA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-outline4" style:display-name="DNA___________-outline4" style:family="presentation" style:parent-style-name="DNA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-outline5" style:display-name="DNA___________-outline5" style:family="presentation" style:parent-style-name="DNA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-outline6" style:display-name="DNA___________-outline6" style:family="presentation" style:parent-style-name="DNA_5f__5f__5f__5f__5f__5f__5f__5f__5f__5f__5f_-outline5"/>
    <style:style style:name="DNA_5f__5f__5f__5f__5f__5f__5f__5f__5f__5f__5f_-outline7" style:display-name="DNA___________-outline7" style:family="presentation" style:parent-style-name="DNA_5f__5f__5f__5f__5f__5f__5f__5f__5f__5f__5f_-outline6"/>
    <style:style style:name="DNA_5f__5f__5f__5f__5f__5f__5f__5f__5f__5f__5f_-outline8" style:display-name="DNA___________-outline8" style:family="presentation" style:parent-style-name="DNA_5f__5f__5f__5f__5f__5f__5f__5f__5f__5f__5f_-outline7"/>
    <style:style style:name="DNA_5f__5f__5f__5f__5f__5f__5f__5f__5f__5f__5f_-outline9" style:display-name="DNA___________-outline9" style:family="presentation" style:parent-style-name="DNA_5f__5f__5f__5f__5f__5f__5f__5f__5f__5f__5f_-outline8"/>
    <style:style style:name="DNA_5f__5f__5f__5f__5f__5f__5f__5f__5f__5f__5f_-subtitle" style:display-name="DNA___________-subtitle" style:family="presentation">
      <style:graphic-properties draw:stroke="none" draw:fill="none" draw:textarea-vertical-align="middle">
        <text:list-style style:name="DNA_5f__5f__5f__5f__5f__5f__5f__5f__5f__5f__5f_-subtitle" style:display-name="DNA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title" style:display-name="DNA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-title" style:display-name="DNA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background" style:display-name="DNA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-backgroundobjects" style:display-name="DNA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-notes" style:display-name="DNA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1" style:display-name="DNA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-outline1" style:display-name="DNA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2" style:display-name="DNA____________-outline2" style:family="presentation" style:parent-style-name="DNA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-outline3" style:display-name="DNA____________-outline3" style:family="presentation" style:parent-style-name="DNA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-outline4" style:display-name="DNA____________-outline4" style:family="presentation" style:parent-style-name="DNA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-outline5" style:display-name="DNA____________-outline5" style:family="presentation" style:parent-style-name="DNA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-outline6" style:display-name="DNA____________-outline6" style:family="presentation" style:parent-style-name="DNA_5f__5f__5f__5f__5f__5f__5f__5f__5f__5f__5f__5f_-outline5"/>
    <style:style style:name="DNA_5f__5f__5f__5f__5f__5f__5f__5f__5f__5f__5f__5f_-outline7" style:display-name="DNA____________-outline7" style:family="presentation" style:parent-style-name="DNA_5f__5f__5f__5f__5f__5f__5f__5f__5f__5f__5f__5f_-outline6"/>
    <style:style style:name="DNA_5f__5f__5f__5f__5f__5f__5f__5f__5f__5f__5f__5f_-outline8" style:display-name="DNA____________-outline8" style:family="presentation" style:parent-style-name="DNA_5f__5f__5f__5f__5f__5f__5f__5f__5f__5f__5f__5f_-outline7"/>
    <style:style style:name="DNA_5f__5f__5f__5f__5f__5f__5f__5f__5f__5f__5f__5f_-outline9" style:display-name="DNA____________-outline9" style:family="presentation" style:parent-style-name="DNA_5f__5f__5f__5f__5f__5f__5f__5f__5f__5f__5f__5f_-outline8"/>
    <style:style style:name="DNA_5f__5f__5f__5f__5f__5f__5f__5f__5f__5f__5f__5f_-subtitle" style:display-name="DNA____________-subtitle" style:family="presentation">
      <style:graphic-properties draw:stroke="none" draw:fill="none" draw:textarea-vertical-align="middle">
        <text:list-style style:name="DNA_5f__5f__5f__5f__5f__5f__5f__5f__5f__5f__5f__5f_-subtitle" style:display-name="DNA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title" style:display-name="DNA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-title" style:display-name="DNA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background" style:display-name="DNA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-backgroundobjects" style:display-name="DNA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-notes" style:display-name="DNA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1" style:display-name="DNA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-outline1" style:display-name="DNA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2" style:display-name="DNA_____________-outline2" style:family="presentation" style:parent-style-name="DNA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-outline3" style:display-name="DNA_____________-outline3" style:family="presentation" style:parent-style-name="DNA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-outline4" style:display-name="DNA_____________-outline4" style:family="presentation" style:parent-style-name="DNA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-outline5" style:display-name="DNA_____________-outline5" style:family="presentation" style:parent-style-name="DNA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-outline6" style:display-name="DNA_____________-outline6" style:family="presentation" style:parent-style-name="DNA_5f__5f__5f__5f__5f__5f__5f__5f__5f__5f__5f__5f__5f_-outline5"/>
    <style:style style:name="DNA_5f__5f__5f__5f__5f__5f__5f__5f__5f__5f__5f__5f__5f_-outline7" style:display-name="DNA_____________-outline7" style:family="presentation" style:parent-style-name="DNA_5f__5f__5f__5f__5f__5f__5f__5f__5f__5f__5f__5f__5f_-outline6"/>
    <style:style style:name="DNA_5f__5f__5f__5f__5f__5f__5f__5f__5f__5f__5f__5f__5f_-outline8" style:display-name="DNA_____________-outline8" style:family="presentation" style:parent-style-name="DNA_5f__5f__5f__5f__5f__5f__5f__5f__5f__5f__5f__5f__5f_-outline7"/>
    <style:style style:name="DNA_5f__5f__5f__5f__5f__5f__5f__5f__5f__5f__5f__5f__5f_-outline9" style:display-name="DNA_____________-outline9" style:family="presentation" style:parent-style-name="DNA_5f__5f__5f__5f__5f__5f__5f__5f__5f__5f__5f__5f__5f_-outline8"/>
    <style:style style:name="DNA_5f__5f__5f__5f__5f__5f__5f__5f__5f__5f__5f__5f__5f_-subtitle" style:display-name="DNA_____________-subtitle" style:family="presentation">
      <style:graphic-properties draw:stroke="none" draw:fill="none" draw:textarea-vertical-align="middle">
        <text:list-style style:name="DNA_5f__5f__5f__5f__5f__5f__5f__5f__5f__5f__5f__5f__5f_-subtitle" style:display-name="DNA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title" style:display-name="DNA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-title" style:display-name="DNA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background" style:display-name="DNA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-backgroundobjects" style:display-name="DNA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-notes" style:display-name="DNA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1" style:display-name="DNA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-outline1" style:display-name="DNA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2" style:display-name="DNA______________-outline2" style:family="presentation" style:parent-style-name="DNA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-outline3" style:display-name="DNA______________-outline3" style:family="presentation" style:parent-style-name="DNA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-outline4" style:display-name="DNA______________-outline4" style:family="presentation" style:parent-style-name="DNA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-outline5" style:display-name="DNA______________-outline5" style:family="presentation" style:parent-style-name="DNA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-outline6" style:display-name="DNA______________-outline6" style:family="presentation" style:parent-style-name="DNA_5f__5f__5f__5f__5f__5f__5f__5f__5f__5f__5f__5f__5f__5f_-outline5"/>
    <style:style style:name="DNA_5f__5f__5f__5f__5f__5f__5f__5f__5f__5f__5f__5f__5f__5f_-outline7" style:display-name="DNA______________-outline7" style:family="presentation" style:parent-style-name="DNA_5f__5f__5f__5f__5f__5f__5f__5f__5f__5f__5f__5f__5f__5f_-outline6"/>
    <style:style style:name="DNA_5f__5f__5f__5f__5f__5f__5f__5f__5f__5f__5f__5f__5f__5f_-outline8" style:display-name="DNA______________-outline8" style:family="presentation" style:parent-style-name="DNA_5f__5f__5f__5f__5f__5f__5f__5f__5f__5f__5f__5f__5f__5f_-outline7"/>
    <style:style style:name="DNA_5f__5f__5f__5f__5f__5f__5f__5f__5f__5f__5f__5f__5f__5f_-outline9" style:display-name="DNA______________-outline9" style:family="presentation" style:parent-style-name="DNA_5f__5f__5f__5f__5f__5f__5f__5f__5f__5f__5f__5f__5f__5f_-outline8"/>
    <style:style style:name="DNA_5f__5f__5f__5f__5f__5f__5f__5f__5f__5f__5f__5f__5f__5f_-subtitle" style:display-name="DNA______________-subtitle" style:family="presentation">
      <style:graphic-properties draw:stroke="none" draw:fill="none" draw:textarea-vertical-align="middle">
        <text:list-style style:name="DNA_5f__5f__5f__5f__5f__5f__5f__5f__5f__5f__5f__5f__5f__5f_-subtitle" style:display-name="DNA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title" style:display-name="DNA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-title" style:display-name="DNA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background" style:display-name="DNA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-backgroundobjects" style:display-name="DNA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-notes" style:display-name="DNA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1" style:display-name="DNA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-outline1" style:display-name="DNA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2" style:display-name="DNA_______________-outline2" style:family="presentation" style:parent-style-name="DNA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-outline3" style:display-name="DNA_______________-outline3" style:family="presentation" style:parent-style-name="DNA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-outline4" style:display-name="DNA_______________-outline4" style:family="presentation" style:parent-style-name="DNA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-outline5" style:display-name="DNA_______________-outline5" style:family="presentation" style:parent-style-name="DNA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-outline6" style:display-name="DNA_______________-outline6" style:family="presentation" style:parent-style-name="DNA_5f__5f__5f__5f__5f__5f__5f__5f__5f__5f__5f__5f__5f__5f__5f_-outline5"/>
    <style:style style:name="DNA_5f__5f__5f__5f__5f__5f__5f__5f__5f__5f__5f__5f__5f__5f__5f_-outline7" style:display-name="DNA_______________-outline7" style:family="presentation" style:parent-style-name="DNA_5f__5f__5f__5f__5f__5f__5f__5f__5f__5f__5f__5f__5f__5f__5f_-outline6"/>
    <style:style style:name="DNA_5f__5f__5f__5f__5f__5f__5f__5f__5f__5f__5f__5f__5f__5f__5f_-outline8" style:display-name="DNA_______________-outline8" style:family="presentation" style:parent-style-name="DNA_5f__5f__5f__5f__5f__5f__5f__5f__5f__5f__5f__5f__5f__5f__5f_-outline7"/>
    <style:style style:name="DNA_5f__5f__5f__5f__5f__5f__5f__5f__5f__5f__5f__5f__5f__5f__5f_-outline9" style:display-name="DNA_______________-outline9" style:family="presentation" style:parent-style-name="DNA_5f__5f__5f__5f__5f__5f__5f__5f__5f__5f__5f__5f__5f__5f__5f_-outline8"/>
    <style:style style:name="DNA_5f__5f__5f__5f__5f__5f__5f__5f__5f__5f__5f__5f__5f__5f__5f_-subtitle" style:display-name="DNA_______________-subtitle" style:family="presentation">
      <style:graphic-properties draw:stroke="none" draw:fill="none" draw:textarea-vertical-align="middle">
        <text:list-style style:name="DNA_5f__5f__5f__5f__5f__5f__5f__5f__5f__5f__5f__5f__5f__5f__5f_-subtitle" style:display-name="DNA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title" style:display-name="DNA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-title" style:display-name="DNA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background" style:display-name="DNA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-backgroundobjects" style:display-name="DNA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-notes" style:display-name="DNA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1" style:display-name="DNA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-outline1" style:display-name="DNA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2" style:display-name="DNA________________-outline2" style:family="presentation" style:parent-style-name="DNA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-outline3" style:display-name="DNA________________-outline3" style:family="presentation" style:parent-style-name="DNA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-outline4" style:display-name="DNA________________-outline4" style:family="presentation" style:parent-style-name="DNA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-outline5" style:display-name="DNA________________-outline5" style:family="presentation" style:parent-style-name="DNA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-outline6" style:display-name="DNA________________-outline6" style:family="presentation" style:parent-style-name="DNA_5f__5f__5f__5f__5f__5f__5f__5f__5f__5f__5f__5f__5f__5f__5f__5f_-outline5"/>
    <style:style style:name="DNA_5f__5f__5f__5f__5f__5f__5f__5f__5f__5f__5f__5f__5f__5f__5f__5f_-outline7" style:display-name="DNA________________-outline7" style:family="presentation" style:parent-style-name="DNA_5f__5f__5f__5f__5f__5f__5f__5f__5f__5f__5f__5f__5f__5f__5f__5f_-outline6"/>
    <style:style style:name="DNA_5f__5f__5f__5f__5f__5f__5f__5f__5f__5f__5f__5f__5f__5f__5f__5f_-outline8" style:display-name="DNA________________-outline8" style:family="presentation" style:parent-style-name="DNA_5f__5f__5f__5f__5f__5f__5f__5f__5f__5f__5f__5f__5f__5f__5f__5f_-outline7"/>
    <style:style style:name="DNA_5f__5f__5f__5f__5f__5f__5f__5f__5f__5f__5f__5f__5f__5f__5f__5f_-outline9" style:display-name="DNA________________-outline9" style:family="presentation" style:parent-style-name="DNA_5f__5f__5f__5f__5f__5f__5f__5f__5f__5f__5f__5f__5f__5f__5f__5f_-outline8"/>
    <style:style style:name="DNA_5f__5f__5f__5f__5f__5f__5f__5f__5f__5f__5f__5f__5f__5f__5f__5f_-subtitle" style:display-name="DNA________________-subtitle" style:family="presentation">
      <style:graphic-properties draw:stroke="none" draw:fill="none" draw:textarea-vertical-align="middle">
        <text:list-style style:name="DNA_5f__5f__5f__5f__5f__5f__5f__5f__5f__5f__5f__5f__5f__5f__5f__5f_-subtitle" style:display-name="DNA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title" style:display-name="DNA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-title" style:display-name="DNA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background" style:display-name="DNA_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_5f_-backgroundobjects" style:display-name="DNA_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_5f_-notes" style:display-name="DNA_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1" style:display-name="DNA_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_5f_-outline1" style:display-name="DNA_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2" style:display-name="DNA_________________-outline2" style:family="presentation" style:parent-style-name="DNA_5f_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_5f_-outline3" style:display-name="DNA_________________-outline3" style:family="presentation" style:parent-style-name="DNA_5f_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_5f_-outline4" style:display-name="DNA_________________-outline4" style:family="presentation" style:parent-style-name="DNA_5f_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_5f_-outline5" style:display-name="DNA_________________-outline5" style:family="presentation" style:parent-style-name="DNA_5f_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_5f_-outline6" style:display-name="DNA_________________-outline6" style:family="presentation" style:parent-style-name="DNA_5f__5f__5f__5f__5f__5f__5f__5f__5f__5f__5f__5f__5f__5f__5f__5f__5f_-outline5"/>
    <style:style style:name="DNA_5f__5f__5f__5f__5f__5f__5f__5f__5f__5f__5f__5f__5f__5f__5f__5f__5f_-outline7" style:display-name="DNA_________________-outline7" style:family="presentation" style:parent-style-name="DNA_5f__5f__5f__5f__5f__5f__5f__5f__5f__5f__5f__5f__5f__5f__5f__5f__5f_-outline6"/>
    <style:style style:name="DNA_5f__5f__5f__5f__5f__5f__5f__5f__5f__5f__5f__5f__5f__5f__5f__5f__5f_-outline8" style:display-name="DNA_________________-outline8" style:family="presentation" style:parent-style-name="DNA_5f__5f__5f__5f__5f__5f__5f__5f__5f__5f__5f__5f__5f__5f__5f__5f__5f_-outline7"/>
    <style:style style:name="DNA_5f__5f__5f__5f__5f__5f__5f__5f__5f__5f__5f__5f__5f__5f__5f__5f__5f_-outline9" style:display-name="DNA_________________-outline9" style:family="presentation" style:parent-style-name="DNA_5f__5f__5f__5f__5f__5f__5f__5f__5f__5f__5f__5f__5f__5f__5f__5f__5f_-outline8"/>
    <style:style style:name="DNA_5f__5f__5f__5f__5f__5f__5f__5f__5f__5f__5f__5f__5f__5f__5f__5f__5f_-subtitle" style:display-name="DNA_________________-subtitle" style:family="presentation">
      <style:graphic-properties draw:stroke="none" draw:fill="none" draw:textarea-vertical-align="middle">
        <text:list-style style:name="DNA_5f__5f__5f__5f__5f__5f__5f__5f__5f__5f__5f__5f__5f__5f__5f__5f__5f_-subtitle" style:display-name="DNA_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title" style:display-name="DNA_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_5f_-title" style:display-name="DNA_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NA_5f__5f_-backgroundobjects">
      <style:graphic-properties draw:fill="none" draw:fill-color="#ffffff" fo:min-height="1.085cm" loext:decorative="false"/>
      <style:paragraph-properties style:writing-mode="lr-tb"/>
    </style:style>
    <style:style style:name="Mpr8" style:family="presentation" style:parent-style-name="DNA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NA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NA_5f__5f__5f_-backgroundobjects">
      <style:graphic-properties draw:fill="none" draw:fill-color="#ffffff" fo:min-height="1.085cm" loext:decorative="false"/>
      <style:paragraph-properties style:writing-mode="lr-tb"/>
    </style:style>
    <style:style style:name="Mpr11" style:family="presentation" style:parent-style-name="DNA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NA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NA_5f__5f__5f__5f_-backgroundobjects">
      <style:graphic-properties draw:fill="none" draw:fill-color="#ffffff" fo:min-height="1.085cm" loext:decorative="false"/>
      <style:paragraph-properties style:writing-mode="lr-tb"/>
    </style:style>
    <style:style style:name="Mpr14" style:family="presentation" style:parent-style-name="DNA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NA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NA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17" style:family="presentation" style:parent-style-name="DNA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NA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NA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0" style:family="presentation" style:parent-style-name="DNA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DNA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DNA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3" style:family="presentation" style:parent-style-name="DNA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NA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NA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6" style:family="presentation" style:parent-style-name="DNA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DNA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DNA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9" style:family="presentation" style:parent-style-name="DNA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NA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NA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2" style:family="presentation" style:parent-style-name="DNA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DNA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DNA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5" style:family="presentation" style:parent-style-name="DNA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NA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NA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8" style:family="presentation" style:parent-style-name="DNA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DNA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DNA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DNA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NA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NA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4" style:family="presentation" style:parent-style-name="DNA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NA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NA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7" style:family="presentation" style:parent-style-name="DNA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NA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NA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0" style:family="presentation" style:parent-style-name="DNA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DNA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NA_5f_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3" style:family="presentation" style:parent-style-name="DNA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NA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" style:display-name="DNA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" style:display-name="DNA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-title" draw:layer="backgroundobjects" svg:width="22.5cm" svg:height="2.6cm" svg:x="4.5cm" svg:y="0.6cm" presentation:class="title" presentation:placeholder="true">
        <draw:text-box/>
      </draw:frame>
      <draw:frame presentation:style-name="DNA_5f__5f_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7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09" draw:start-glue-point="10" draw:end-shape="id11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11" draw:start-glue-point="10" draw:end-shape="id11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13" draw:start-glue-point="10" draw:end-shape="id11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15" draw:start-glue-point="10" draw:end-shape="id11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17" draw:start-glue-point="10" draw:end-shape="id11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9" draw:start-glue-point="10" draw:end-shape="id12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21" draw:start-glue-point="10" draw:end-shape="id12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23" draw:start-glue-point="10" draw:end-shape="id12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25" draw:start-glue-point="10" draw:end-shape="id12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27" draw:start-glue-point="10" draw:end-shape="id12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29" draw:start-glue-point="10" draw:end-shape="id13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31" draw:start-glue-point="10" draw:end-shape="id13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33" draw:start-glue-point="10" draw:end-shape="id13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35" draw:start-glue-point="10" draw:end-shape="id13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37" draw:start-glue-point="10" draw:end-shape="id13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39" draw:start-glue-point="10" draw:end-shape="id14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41" draw:start-glue-point="10" draw:end-shape="id14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43" draw:start-glue-point="10" draw:end-shape="id14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45" draw:start-glue-point="10" draw:end-shape="id14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147" draw:start-glue-point="10" draw:end-shape="id14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149" draw:start-glue-point="10" draw:end-shape="id15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151" draw:start-glue-point="10" draw:end-shape="id15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153" draw:start-glue-point="10" draw:end-shape="id15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55" draw:start-glue-point="10" draw:end-shape="id15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57" draw:start-glue-point="10" draw:end-shape="id15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59" draw:start-glue-point="10" draw:end-shape="id16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61" draw:start-glue-point="10" draw:end-shape="id162" draw:end-glue-point="6" svg:d="M3500 15950h-276-1449-275" svg:viewBox="0 0 2001 1">
          <text:p/>
        </draw:connector>
        <draw:custom-shape draw:style-name="Mgr15" draw:text-style-name="MP7" xml:id="id109" draw:id="id10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10" draw:id="id11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11" draw:id="id11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12" draw:id="id11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3" draw:id="id11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14" draw:id="id11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5" draw:id="id11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6" draw:id="id11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8" draw:id="id11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7" draw:id="id11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9" draw:id="id11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20" draw:id="id12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21" draw:id="id12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22" draw:id="id12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3" draw:id="id12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24" draw:id="id12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5" draw:id="id12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6" draw:id="id12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8" draw:id="id12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7" draw:id="id12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9" draw:id="id12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30" draw:id="id13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31" draw:id="id13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32" draw:id="id13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3" draw:id="id13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34" draw:id="id13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5" draw:id="id13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6" draw:id="id13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8" draw:id="id13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7" draw:id="id13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9" draw:id="id13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40" draw:id="id14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41" draw:id="id14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42" draw:id="id14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3" draw:id="id14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44" draw:id="id14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5" draw:id="id14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6" draw:id="id14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8" draw:id="id14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7" draw:id="id14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9" draw:id="id14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50" draw:id="id15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51" draw:id="id15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52" draw:id="id15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3" draw:id="id15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54" draw:id="id15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5" draw:id="id15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6" draw:id="id15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8" draw:id="id15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7" draw:id="id15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9" draw:id="id15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0" draw:id="id16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1" draw:id="id16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2" draw:id="id16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-title" draw:layer="backgroundobjects" svg:width="17cm" svg:height="9.56cm" svg:x="2cm" svg:y="2.5cm" presentation:class="page"/>
        <draw:frame presentation:style-name="DNA_5f_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" style:display-name="DNA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-outline1" draw:layer="backgroundobjects" svg:width="22.5cm" svg:height="9.134cm" svg:x="4.5cm" svg:y="3.8cm" presentation:class="outline" presentation:placeholder="true">
        <draw:text-box/>
      </draw:frame>
      <draw:frame presentation:style-name="Mpr10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0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63" draw:start-glue-point="10" draw:end-shape="id16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65" draw:start-glue-point="10" draw:end-shape="id16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67" draw:start-glue-point="10" draw:end-shape="id16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69" draw:start-glue-point="10" draw:end-shape="id17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71" draw:start-glue-point="10" draw:end-shape="id17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73" draw:start-glue-point="10" draw:end-shape="id17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75" draw:start-glue-point="10" draw:end-shape="id17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77" draw:start-glue-point="10" draw:end-shape="id17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9" draw:start-glue-point="10" draw:end-shape="id18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81" draw:start-glue-point="10" draw:end-shape="id18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83" draw:start-glue-point="10" draw:end-shape="id18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85" draw:start-glue-point="10" draw:end-shape="id18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87" draw:start-glue-point="10" draw:end-shape="id18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89" draw:start-glue-point="10" draw:end-shape="id19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91" draw:start-glue-point="10" draw:end-shape="id19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93" draw:start-glue-point="10" draw:end-shape="id19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95" draw:start-glue-point="10" draw:end-shape="id19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97" draw:start-glue-point="10" draw:end-shape="id19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99" draw:start-glue-point="10" draw:end-shape="id20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01" draw:start-glue-point="10" draw:end-shape="id20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03" draw:start-glue-point="10" draw:end-shape="id20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05" draw:start-glue-point="10" draw:end-shape="id20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07" draw:start-glue-point="10" draw:end-shape="id20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09" draw:start-glue-point="10" draw:end-shape="id21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11" draw:start-glue-point="10" draw:end-shape="id21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13" draw:start-glue-point="10" draw:end-shape="id21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15" draw:start-glue-point="10" draw:end-shape="id216" draw:end-glue-point="6" svg:d="M3500 15950h-276-1449-275" svg:viewBox="0 0 2001 1">
          <text:p/>
        </draw:connector>
        <draw:custom-shape draw:style-name="Mgr15" draw:text-style-name="MP7" xml:id="id163" draw:id="id16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64" draw:id="id16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5" draw:id="id16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6" draw:id="id16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67" draw:id="id16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8" draw:id="id16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69" draw:id="id16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0" draw:id="id17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72" draw:id="id17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1" draw:id="id17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73" draw:id="id17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74" draw:id="id17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75" draw:id="id17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76" draw:id="id17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77" draw:id="id17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78" draw:id="id17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79" draw:id="id17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0" draw:id="id18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82" draw:id="id18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1" draw:id="id18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83" draw:id="id18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84" draw:id="id18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85" draw:id="id18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86" draw:id="id18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87" draw:id="id18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88" draw:id="id18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89" draw:id="id18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0" draw:id="id19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92" draw:id="id19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1" draw:id="id19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93" draw:id="id19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94" draw:id="id19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95" draw:id="id19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96" draw:id="id19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97" draw:id="id19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98" draw:id="id19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99" draw:id="id19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0" draw:id="id20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02" draw:id="id20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1" draw:id="id20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03" draw:id="id20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04" draw:id="id20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05" draw:id="id20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06" draw:id="id20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07" draw:id="id20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08" draw:id="id20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09" draw:id="id20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0" draw:id="id21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12" draw:id="id21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1" draw:id="id21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13" draw:id="id21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14" draw:id="id21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5" draw:id="id21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16" draw:id="id21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-title" draw:layer="backgroundobjects" svg:width="17cm" svg:height="9.56cm" svg:x="2cm" svg:y="2.5cm" presentation:class="page"/>
        <draw:frame presentation:style-name="DNA_5f__5f_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" style:display-name="DNA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3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3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3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217" draw:start-glue-point="10" draw:end-shape="id21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19" draw:start-glue-point="10" draw:end-shape="id22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21" draw:start-glue-point="10" draw:end-shape="id22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23" draw:start-glue-point="10" draw:end-shape="id22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25" draw:start-glue-point="10" draw:end-shape="id22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27" draw:start-glue-point="10" draw:end-shape="id22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29" draw:start-glue-point="10" draw:end-shape="id23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31" draw:start-glue-point="10" draw:end-shape="id23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33" draw:start-glue-point="10" draw:end-shape="id23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35" draw:start-glue-point="10" draw:end-shape="id23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37" draw:start-glue-point="10" draw:end-shape="id23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9" draw:start-glue-point="10" draw:end-shape="id24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41" draw:start-glue-point="10" draw:end-shape="id24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43" draw:start-glue-point="10" draw:end-shape="id24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45" draw:start-glue-point="10" draw:end-shape="id24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247" draw:start-glue-point="10" draw:end-shape="id24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249" draw:start-glue-point="10" draw:end-shape="id25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251" draw:start-glue-point="10" draw:end-shape="id25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253" draw:start-glue-point="10" draw:end-shape="id25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55" draw:start-glue-point="10" draw:end-shape="id25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57" draw:start-glue-point="10" draw:end-shape="id25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59" draw:start-glue-point="10" draw:end-shape="id26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61" draw:start-glue-point="10" draw:end-shape="id26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63" draw:start-glue-point="10" draw:end-shape="id26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65" draw:start-glue-point="10" draw:end-shape="id26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67" draw:start-glue-point="10" draw:end-shape="id26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69" draw:start-glue-point="10" draw:end-shape="id270" draw:end-glue-point="6" svg:d="M3500 15950h-276-1449-275" svg:viewBox="0 0 2001 1">
          <text:p/>
        </draw:connector>
        <draw:custom-shape draw:style-name="Mgr15" draw:text-style-name="MP7" xml:id="id217" draw:id="id21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18" draw:id="id21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9" draw:id="id21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20" draw:id="id22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1" draw:id="id22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2" draw:id="id22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3" draw:id="id22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4" draw:id="id22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6" draw:id="id22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5" draw:id="id22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7" draw:id="id22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8" draw:id="id22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29" draw:id="id22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30" draw:id="id23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1" draw:id="id23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2" draw:id="id23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3" draw:id="id23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4" draw:id="id23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6" draw:id="id23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5" draw:id="id23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7" draw:id="id23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8" draw:id="id23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39" draw:id="id23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40" draw:id="id24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1" draw:id="id24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2" draw:id="id24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3" draw:id="id24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4" draw:id="id24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6" draw:id="id24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5" draw:id="id24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7" draw:id="id24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8" draw:id="id24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49" draw:id="id24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50" draw:id="id25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1" draw:id="id25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2" draw:id="id25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3" draw:id="id25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4" draw:id="id25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6" draw:id="id25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5" draw:id="id25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7" draw:id="id25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8" draw:id="id25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59" draw:id="id25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60" draw:id="id26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1" draw:id="id26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2" draw:id="id26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3" draw:id="id26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4" draw:id="id26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6" draw:id="id26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5" draw:id="id26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7" draw:id="id26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8" draw:id="id26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69" draw:id="id26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0" draw:id="id27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-title" draw:layer="backgroundobjects" svg:width="17cm" svg:height="9.56cm" svg:x="2cm" svg:y="2.5cm" presentation:class="page"/>
        <draw:frame presentation:style-name="DNA_5f__5f__5f__5f_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" style:display-name="DNA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6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6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6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271" draw:start-glue-point="10" draw:end-shape="id27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73" draw:start-glue-point="10" draw:end-shape="id27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75" draw:start-glue-point="10" draw:end-shape="id27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77" draw:start-glue-point="10" draw:end-shape="id27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79" draw:start-glue-point="10" draw:end-shape="id28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81" draw:start-glue-point="10" draw:end-shape="id28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83" draw:start-glue-point="10" draw:end-shape="id28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85" draw:start-glue-point="10" draw:end-shape="id28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87" draw:start-glue-point="10" draw:end-shape="id28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89" draw:start-glue-point="10" draw:end-shape="id29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91" draw:start-glue-point="10" draw:end-shape="id29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93" draw:start-glue-point="10" draw:end-shape="id29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95" draw:start-glue-point="10" draw:end-shape="id29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97" draw:start-glue-point="10" draw:end-shape="id29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9" draw:start-glue-point="10" draw:end-shape="id30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01" draw:start-glue-point="10" draw:end-shape="id30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03" draw:start-glue-point="10" draw:end-shape="id30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05" draw:start-glue-point="10" draw:end-shape="id30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07" draw:start-glue-point="10" draw:end-shape="id30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09" draw:start-glue-point="10" draw:end-shape="id31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11" draw:start-glue-point="10" draw:end-shape="id31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13" draw:start-glue-point="10" draw:end-shape="id31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15" draw:start-glue-point="10" draw:end-shape="id31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17" draw:start-glue-point="10" draw:end-shape="id31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19" draw:start-glue-point="10" draw:end-shape="id32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21" draw:start-glue-point="10" draw:end-shape="id32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23" draw:start-glue-point="10" draw:end-shape="id324" draw:end-glue-point="6" svg:d="M3500 15950h-276-1449-275" svg:viewBox="0 0 2001 1">
          <text:p/>
        </draw:connector>
        <draw:custom-shape draw:style-name="Mgr15" draw:text-style-name="MP7" xml:id="id271" draw:id="id27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72" draw:id="id27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73" draw:id="id27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4" draw:id="id27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75" draw:id="id27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76" draw:id="id27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77" draw:id="id27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8" draw:id="id27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80" draw:id="id28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9" draw:id="id27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81" draw:id="id28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82" draw:id="id28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83" draw:id="id28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84" draw:id="id28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85" draw:id="id28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86" draw:id="id28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87" draw:id="id28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8" draw:id="id28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90" draw:id="id29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9" draw:id="id28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91" draw:id="id29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92" draw:id="id29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93" draw:id="id29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94" draw:id="id29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95" draw:id="id29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96" draw:id="id29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97" draw:id="id29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8" draw:id="id29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00" draw:id="id30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9" draw:id="id29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01" draw:id="id30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02" draw:id="id30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03" draw:id="id30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04" draw:id="id30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05" draw:id="id30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06" draw:id="id30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07" draw:id="id30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8" draw:id="id30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10" draw:id="id31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9" draw:id="id30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11" draw:id="id31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12" draw:id="id31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13" draw:id="id31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14" draw:id="id31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15" draw:id="id31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16" draw:id="id31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17" draw:id="id31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8" draw:id="id31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20" draw:id="id32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9" draw:id="id31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1" draw:id="id32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22" draw:id="id32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3" draw:id="id32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4" draw:id="id32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-title" draw:layer="backgroundobjects" svg:width="17cm" svg:height="9.56cm" svg:x="2cm" svg:y="2.5cm" presentation:class="page"/>
        <draw:frame presentation:style-name="DNA_5f__5f__5f__5f__5f_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" style:display-name="DNA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9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9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9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325" draw:start-glue-point="10" draw:end-shape="id32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27" draw:start-glue-point="10" draw:end-shape="id32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29" draw:start-glue-point="10" draw:end-shape="id33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31" draw:start-glue-point="10" draw:end-shape="id33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33" draw:start-glue-point="10" draw:end-shape="id33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35" draw:start-glue-point="10" draw:end-shape="id33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37" draw:start-glue-point="10" draw:end-shape="id33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39" draw:start-glue-point="10" draw:end-shape="id34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41" draw:start-glue-point="10" draw:end-shape="id34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43" draw:start-glue-point="10" draw:end-shape="id34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45" draw:start-glue-point="10" draw:end-shape="id34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347" draw:start-glue-point="10" draw:end-shape="id34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349" draw:start-glue-point="10" draw:end-shape="id35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351" draw:start-glue-point="10" draw:end-shape="id35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353" draw:start-glue-point="10" draw:end-shape="id35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55" draw:start-glue-point="10" draw:end-shape="id35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57" draw:start-glue-point="10" draw:end-shape="id35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9" draw:start-glue-point="10" draw:end-shape="id36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61" draw:start-glue-point="10" draw:end-shape="id36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63" draw:start-glue-point="10" draw:end-shape="id36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65" draw:start-glue-point="10" draw:end-shape="id36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67" draw:start-glue-point="10" draw:end-shape="id36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69" draw:start-glue-point="10" draw:end-shape="id37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71" draw:start-glue-point="10" draw:end-shape="id37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73" draw:start-glue-point="10" draw:end-shape="id37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75" draw:start-glue-point="10" draw:end-shape="id37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77" draw:start-glue-point="10" draw:end-shape="id378" draw:end-glue-point="6" svg:d="M3500 15950h-276-1449-275" svg:viewBox="0 0 2001 1">
          <text:p/>
        </draw:connector>
        <draw:custom-shape draw:style-name="Mgr15" draw:text-style-name="MP7" xml:id="id325" draw:id="id32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26" draw:id="id32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7" draw:id="id32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8" draw:id="id32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9" draw:id="id32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0" draw:id="id33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1" draw:id="id33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2" draw:id="id33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4" draw:id="id33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3" draw:id="id33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35" draw:id="id33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6" draw:id="id33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37" draw:id="id33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38" draw:id="id33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39" draw:id="id33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0" draw:id="id34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1" draw:id="id34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2" draw:id="id34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4" draw:id="id34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3" draw:id="id34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45" draw:id="id34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6" draw:id="id34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47" draw:id="id34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48" draw:id="id34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49" draw:id="id34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0" draw:id="id35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1" draw:id="id35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2" draw:id="id35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4" draw:id="id35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3" draw:id="id35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55" draw:id="id35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6" draw:id="id35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57" draw:id="id35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58" draw:id="id35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59" draw:id="id35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0" draw:id="id36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1" draw:id="id36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2" draw:id="id36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4" draw:id="id36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3" draw:id="id36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65" draw:id="id36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6" draw:id="id36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67" draw:id="id36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68" draw:id="id36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69" draw:id="id36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0" draw:id="id37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1" draw:id="id37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2" draw:id="id37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4" draw:id="id37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3" draw:id="id37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75" draw:id="id37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6" draw:id="id37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77" draw:id="id37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78" draw:id="id37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-title" draw:layer="backgroundobjects" svg:width="17cm" svg:height="9.56cm" svg:x="2cm" svg:y="2.5cm" presentation:class="page"/>
        <draw:frame presentation:style-name="DNA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" style:display-name="DNA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2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22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22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379" draw:start-glue-point="10" draw:end-shape="id38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81" draw:start-glue-point="10" draw:end-shape="id38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83" draw:start-glue-point="10" draw:end-shape="id38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85" draw:start-glue-point="10" draw:end-shape="id38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87" draw:start-glue-point="10" draw:end-shape="id38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89" draw:start-glue-point="10" draw:end-shape="id39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91" draw:start-glue-point="10" draw:end-shape="id39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93" draw:start-glue-point="10" draw:end-shape="id39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95" draw:start-glue-point="10" draw:end-shape="id39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97" draw:start-glue-point="10" draw:end-shape="id39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99" draw:start-glue-point="10" draw:end-shape="id40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01" draw:start-glue-point="10" draw:end-shape="id40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03" draw:start-glue-point="10" draw:end-shape="id40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05" draw:start-glue-point="10" draw:end-shape="id40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07" draw:start-glue-point="10" draw:end-shape="id40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09" draw:start-glue-point="10" draw:end-shape="id41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11" draw:start-glue-point="10" draw:end-shape="id41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13" draw:start-glue-point="10" draw:end-shape="id41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15" draw:start-glue-point="10" draw:end-shape="id41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17" draw:start-glue-point="10" draw:end-shape="id41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9" draw:start-glue-point="10" draw:end-shape="id42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21" draw:start-glue-point="10" draw:end-shape="id42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23" draw:start-glue-point="10" draw:end-shape="id42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25" draw:start-glue-point="10" draw:end-shape="id42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27" draw:start-glue-point="10" draw:end-shape="id42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29" draw:start-glue-point="10" draw:end-shape="id43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31" draw:start-glue-point="10" draw:end-shape="id432" draw:end-glue-point="6" svg:d="M3500 15950h-276-1449-275" svg:viewBox="0 0 2001 1">
          <text:p/>
        </draw:connector>
        <draw:custom-shape draw:style-name="Mgr15" draw:text-style-name="MP7" xml:id="id379" draw:id="id37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80" draw:id="id38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81" draw:id="id38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82" draw:id="id38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3" draw:id="id38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84" draw:id="id38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5" draw:id="id38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6" draw:id="id38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8" draw:id="id38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7" draw:id="id38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9" draw:id="id38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90" draw:id="id39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91" draw:id="id39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92" draw:id="id39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3" draw:id="id39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94" draw:id="id39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5" draw:id="id39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6" draw:id="id39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8" draw:id="id39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7" draw:id="id39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9" draw:id="id39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00" draw:id="id40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01" draw:id="id40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02" draw:id="id40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3" draw:id="id40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04" draw:id="id40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5" draw:id="id40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6" draw:id="id40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8" draw:id="id40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7" draw:id="id40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9" draw:id="id40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10" draw:id="id41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11" draw:id="id41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12" draw:id="id41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3" draw:id="id41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14" draw:id="id41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5" draw:id="id41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6" draw:id="id41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8" draw:id="id41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7" draw:id="id41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9" draw:id="id41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20" draw:id="id42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21" draw:id="id42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22" draw:id="id42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3" draw:id="id42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24" draw:id="id42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5" draw:id="id42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6" draw:id="id42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8" draw:id="id42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7" draw:id="id42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9" draw:id="id42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0" draw:id="id43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1" draw:id="id43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2" draw:id="id43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-title" draw:layer="backgroundobjects" svg:width="17cm" svg:height="9.56cm" svg:x="2cm" svg:y="2.5cm" presentation:class="page"/>
        <draw:frame presentation:style-name="DNA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" style:display-name="DNA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5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25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25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433" draw:start-glue-point="10" draw:end-shape="id43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35" draw:start-glue-point="10" draw:end-shape="id43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37" draw:start-glue-point="10" draw:end-shape="id43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39" draw:start-glue-point="10" draw:end-shape="id44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41" draw:start-glue-point="10" draw:end-shape="id44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43" draw:start-glue-point="10" draw:end-shape="id44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45" draw:start-glue-point="10" draw:end-shape="id44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447" draw:start-glue-point="10" draw:end-shape="id44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449" draw:start-glue-point="10" draw:end-shape="id45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451" draw:start-glue-point="10" draw:end-shape="id45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453" draw:start-glue-point="10" draw:end-shape="id45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55" draw:start-glue-point="10" draw:end-shape="id45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57" draw:start-glue-point="10" draw:end-shape="id45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59" draw:start-glue-point="10" draw:end-shape="id46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61" draw:start-glue-point="10" draw:end-shape="id46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63" draw:start-glue-point="10" draw:end-shape="id46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65" draw:start-glue-point="10" draw:end-shape="id46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67" draw:start-glue-point="10" draw:end-shape="id46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69" draw:start-glue-point="10" draw:end-shape="id47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71" draw:start-glue-point="10" draw:end-shape="id47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73" draw:start-glue-point="10" draw:end-shape="id47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75" draw:start-glue-point="10" draw:end-shape="id47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77" draw:start-glue-point="10" draw:end-shape="id47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9" draw:start-glue-point="10" draw:end-shape="id48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81" draw:start-glue-point="10" draw:end-shape="id48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83" draw:start-glue-point="10" draw:end-shape="id48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85" draw:start-glue-point="10" draw:end-shape="id486" draw:end-glue-point="6" svg:d="M3500 15950h-276-1449-275" svg:viewBox="0 0 2001 1">
          <text:p/>
        </draw:connector>
        <draw:custom-shape draw:style-name="Mgr15" draw:text-style-name="MP7" xml:id="id433" draw:id="id43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34" draw:id="id43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5" draw:id="id43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6" draw:id="id43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37" draw:id="id43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8" draw:id="id43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39" draw:id="id43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0" draw:id="id44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42" draw:id="id44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1" draw:id="id44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43" draw:id="id44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44" draw:id="id44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45" draw:id="id44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46" draw:id="id44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47" draw:id="id44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48" draw:id="id44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49" draw:id="id44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0" draw:id="id45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52" draw:id="id45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1" draw:id="id45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53" draw:id="id45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54" draw:id="id45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55" draw:id="id45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56" draw:id="id45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57" draw:id="id45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58" draw:id="id45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59" draw:id="id45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0" draw:id="id46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62" draw:id="id46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1" draw:id="id46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63" draw:id="id46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64" draw:id="id46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65" draw:id="id46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66" draw:id="id46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67" draw:id="id46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68" draw:id="id46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69" draw:id="id46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0" draw:id="id47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72" draw:id="id47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1" draw:id="id47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73" draw:id="id47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74" draw:id="id47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75" draw:id="id47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76" draw:id="id47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77" draw:id="id47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78" draw:id="id47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79" draw:id="id47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0" draw:id="id48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82" draw:id="id48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1" draw:id="id48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83" draw:id="id48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84" draw:id="id48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5" draw:id="id48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86" draw:id="id48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-title" draw:layer="backgroundobjects" svg:width="17cm" svg:height="9.56cm" svg:x="2cm" svg:y="2.5cm" presentation:class="page"/>
        <draw:frame presentation:style-name="DNA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" style:display-name="DNA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8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28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28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487" draw:start-glue-point="10" draw:end-shape="id48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89" draw:start-glue-point="10" draw:end-shape="id49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91" draw:start-glue-point="10" draw:end-shape="id49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93" draw:start-glue-point="10" draw:end-shape="id49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95" draw:start-glue-point="10" draw:end-shape="id49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97" draw:start-glue-point="10" draw:end-shape="id49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99" draw:start-glue-point="10" draw:end-shape="id50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01" draw:start-glue-point="10" draw:end-shape="id50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03" draw:start-glue-point="10" draw:end-shape="id50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05" draw:start-glue-point="10" draw:end-shape="id50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07" draw:start-glue-point="10" draw:end-shape="id50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09" draw:start-glue-point="10" draw:end-shape="id51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11" draw:start-glue-point="10" draw:end-shape="id51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13" draw:start-glue-point="10" draw:end-shape="id51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15" draw:start-glue-point="10" draw:end-shape="id51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17" draw:start-glue-point="10" draw:end-shape="id51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19" draw:start-glue-point="10" draw:end-shape="id52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21" draw:start-glue-point="10" draw:end-shape="id52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23" draw:start-glue-point="10" draw:end-shape="id52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25" draw:start-glue-point="10" draw:end-shape="id52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27" draw:start-glue-point="10" draw:end-shape="id52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29" draw:start-glue-point="10" draw:end-shape="id53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31" draw:start-glue-point="10" draw:end-shape="id53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33" draw:start-glue-point="10" draw:end-shape="id53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35" draw:start-glue-point="10" draw:end-shape="id53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37" draw:start-glue-point="10" draw:end-shape="id53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9" draw:start-glue-point="10" draw:end-shape="id540" draw:end-glue-point="6" svg:d="M3500 15950h-276-1449-275" svg:viewBox="0 0 2001 1">
          <text:p/>
        </draw:connector>
        <draw:custom-shape draw:style-name="Mgr15" draw:text-style-name="MP7" xml:id="id487" draw:id="id48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88" draw:id="id48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9" draw:id="id48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90" draw:id="id49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1" draw:id="id49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2" draw:id="id49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3" draw:id="id49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4" draw:id="id49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6" draw:id="id49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5" draw:id="id49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7" draw:id="id49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8" draw:id="id49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99" draw:id="id49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00" draw:id="id50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1" draw:id="id50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2" draw:id="id50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3" draw:id="id50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4" draw:id="id50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6" draw:id="id50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5" draw:id="id50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7" draw:id="id50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8" draw:id="id50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09" draw:id="id50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10" draw:id="id51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1" draw:id="id51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2" draw:id="id51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3" draw:id="id51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4" draw:id="id51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6" draw:id="id51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5" draw:id="id51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7" draw:id="id51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8" draw:id="id51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19" draw:id="id51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20" draw:id="id52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1" draw:id="id52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2" draw:id="id52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3" draw:id="id52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4" draw:id="id52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6" draw:id="id52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5" draw:id="id52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7" draw:id="id52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8" draw:id="id52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29" draw:id="id52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30" draw:id="id53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1" draw:id="id53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2" draw:id="id53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3" draw:id="id53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4" draw:id="id53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6" draw:id="id53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5" draw:id="id53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7" draw:id="id53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8" draw:id="id53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39" draw:id="id53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0" draw:id="id54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-title" draw:layer="backgroundobjects" svg:width="17cm" svg:height="9.56cm" svg:x="2cm" svg:y="2.5cm" presentation:class="page"/>
        <draw:frame presentation:style-name="DNA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" style:display-name="DNA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3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3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541" draw:start-glue-point="10" draw:end-shape="id54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43" draw:start-glue-point="10" draw:end-shape="id54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45" draw:start-glue-point="10" draw:end-shape="id54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547" draw:start-glue-point="10" draw:end-shape="id54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549" draw:start-glue-point="10" draw:end-shape="id55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551" draw:start-glue-point="10" draw:end-shape="id55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553" draw:start-glue-point="10" draw:end-shape="id55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55" draw:start-glue-point="10" draw:end-shape="id55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57" draw:start-glue-point="10" draw:end-shape="id55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59" draw:start-glue-point="10" draw:end-shape="id56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61" draw:start-glue-point="10" draw:end-shape="id56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63" draw:start-glue-point="10" draw:end-shape="id56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65" draw:start-glue-point="10" draw:end-shape="id56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67" draw:start-glue-point="10" draw:end-shape="id56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69" draw:start-glue-point="10" draw:end-shape="id57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71" draw:start-glue-point="10" draw:end-shape="id57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73" draw:start-glue-point="10" draw:end-shape="id57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75" draw:start-glue-point="10" draw:end-shape="id57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77" draw:start-glue-point="10" draw:end-shape="id57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79" draw:start-glue-point="10" draw:end-shape="id58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81" draw:start-glue-point="10" draw:end-shape="id58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83" draw:start-glue-point="10" draw:end-shape="id58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85" draw:start-glue-point="10" draw:end-shape="id58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87" draw:start-glue-point="10" draw:end-shape="id58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89" draw:start-glue-point="10" draw:end-shape="id59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91" draw:start-glue-point="10" draw:end-shape="id59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93" draw:start-glue-point="10" draw:end-shape="id594" draw:end-glue-point="6" svg:d="M3500 15950h-276-1449-275" svg:viewBox="0 0 2001 1">
          <text:p/>
        </draw:connector>
        <draw:custom-shape draw:style-name="Mgr15" draw:text-style-name="MP7" xml:id="id541" draw:id="id54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42" draw:id="id54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43" draw:id="id54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4" draw:id="id54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45" draw:id="id54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46" draw:id="id54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47" draw:id="id54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8" draw:id="id54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50" draw:id="id55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9" draw:id="id54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51" draw:id="id55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52" draw:id="id55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53" draw:id="id55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54" draw:id="id55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55" draw:id="id55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56" draw:id="id55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57" draw:id="id55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8" draw:id="id55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60" draw:id="id56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9" draw:id="id55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61" draw:id="id56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2" draw:id="id56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63" draw:id="id56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64" draw:id="id56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65" draw:id="id56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66" draw:id="id56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67" draw:id="id56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8" draw:id="id56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70" draw:id="id57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9" draw:id="id56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71" draw:id="id57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72" draw:id="id57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3" draw:id="id57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74" draw:id="id57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75" draw:id="id57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76" draw:id="id57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77" draw:id="id57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8" draw:id="id57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80" draw:id="id58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9" draw:id="id57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81" draw:id="id58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82" draw:id="id58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83" draw:id="id58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4" draw:id="id58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85" draw:id="id58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86" draw:id="id58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87" draw:id="id58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8" draw:id="id58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90" draw:id="id59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9" draw:id="id58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1" draw:id="id59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92" draw:id="id59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3" draw:id="id59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4" draw:id="id59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-title" draw:layer="backgroundobjects" svg:width="17cm" svg:height="9.56cm" svg:x="2cm" svg:y="2.5cm" presentation:class="page"/>
        <draw:frame presentation:style-name="DNA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" style:display-name="DNA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4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34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34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595" draw:start-glue-point="10" draw:end-shape="id59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97" draw:start-glue-point="10" draw:end-shape="id59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9" draw:start-glue-point="10" draw:end-shape="id60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01" draw:start-glue-point="10" draw:end-shape="id60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03" draw:start-glue-point="10" draw:end-shape="id60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05" draw:start-glue-point="10" draw:end-shape="id60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07" draw:start-glue-point="10" draw:end-shape="id60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09" draw:start-glue-point="10" draw:end-shape="id61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11" draw:start-glue-point="10" draw:end-shape="id61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13" draw:start-glue-point="10" draw:end-shape="id61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15" draw:start-glue-point="10" draw:end-shape="id61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17" draw:start-glue-point="10" draw:end-shape="id61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19" draw:start-glue-point="10" draw:end-shape="id62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21" draw:start-glue-point="10" draw:end-shape="id62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23" draw:start-glue-point="10" draw:end-shape="id62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25" draw:start-glue-point="10" draw:end-shape="id62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27" draw:start-glue-point="10" draw:end-shape="id62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29" draw:start-glue-point="10" draw:end-shape="id63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31" draw:start-glue-point="10" draw:end-shape="id63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33" draw:start-glue-point="10" draw:end-shape="id63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35" draw:start-glue-point="10" draw:end-shape="id63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37" draw:start-glue-point="10" draw:end-shape="id63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39" draw:start-glue-point="10" draw:end-shape="id64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41" draw:start-glue-point="10" draw:end-shape="id64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43" draw:start-glue-point="10" draw:end-shape="id64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45" draw:start-glue-point="10" draw:end-shape="id64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647" draw:start-glue-point="10" draw:end-shape="id648" draw:end-glue-point="6" svg:d="M3500 15950h-276-1449-275" svg:viewBox="0 0 2001 1">
          <text:p/>
        </draw:connector>
        <draw:custom-shape draw:style-name="Mgr15" draw:text-style-name="MP7" xml:id="id595" draw:id="id59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96" draw:id="id59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7" draw:id="id59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8" draw:id="id59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9" draw:id="id59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0" draw:id="id60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1" draw:id="id60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2" draw:id="id60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4" draw:id="id60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3" draw:id="id60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05" draw:id="id60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6" draw:id="id60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07" draw:id="id60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08" draw:id="id60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09" draw:id="id60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0" draw:id="id61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1" draw:id="id61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2" draw:id="id61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4" draw:id="id61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3" draw:id="id61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15" draw:id="id61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6" draw:id="id61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17" draw:id="id61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18" draw:id="id61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19" draw:id="id61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0" draw:id="id62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1" draw:id="id62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2" draw:id="id62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4" draw:id="id62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3" draw:id="id62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25" draw:id="id62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6" draw:id="id62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27" draw:id="id62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28" draw:id="id62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29" draw:id="id62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0" draw:id="id63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1" draw:id="id63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2" draw:id="id63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4" draw:id="id63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3" draw:id="id63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35" draw:id="id63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6" draw:id="id63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37" draw:id="id63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38" draw:id="id63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39" draw:id="id63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0" draw:id="id64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1" draw:id="id64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2" draw:id="id64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4" draw:id="id64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3" draw:id="id64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45" draw:id="id64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6" draw:id="id64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47" draw:id="id64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48" draw:id="id64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-title" draw:layer="backgroundobjects" svg:width="17cm" svg:height="9.56cm" svg:x="2cm" svg:y="2.5cm" presentation:class="page"/>
        <draw:frame presentation:style-name="DNA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_5f_" style:display-name="DNA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7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37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37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649" draw:start-glue-point="10" draw:end-shape="id65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651" draw:start-glue-point="10" draw:end-shape="id65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653" draw:start-glue-point="10" draw:end-shape="id65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55" draw:start-glue-point="10" draw:end-shape="id65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57" draw:start-glue-point="10" draw:end-shape="id65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9" draw:start-glue-point="10" draw:end-shape="id66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61" draw:start-glue-point="10" draw:end-shape="id66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63" draw:start-glue-point="10" draw:end-shape="id66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65" draw:start-glue-point="10" draw:end-shape="id66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67" draw:start-glue-point="10" draw:end-shape="id66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69" draw:start-glue-point="10" draw:end-shape="id67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71" draw:start-glue-point="10" draw:end-shape="id67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73" draw:start-glue-point="10" draw:end-shape="id67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75" draw:start-glue-point="10" draw:end-shape="id67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77" draw:start-glue-point="10" draw:end-shape="id67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79" draw:start-glue-point="10" draw:end-shape="id68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81" draw:start-glue-point="10" draw:end-shape="id68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83" draw:start-glue-point="10" draw:end-shape="id68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85" draw:start-glue-point="10" draw:end-shape="id68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87" draw:start-glue-point="10" draw:end-shape="id68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89" draw:start-glue-point="10" draw:end-shape="id69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91" draw:start-glue-point="10" draw:end-shape="id69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93" draw:start-glue-point="10" draw:end-shape="id69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95" draw:start-glue-point="10" draw:end-shape="id69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97" draw:start-glue-point="10" draw:end-shape="id69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99" draw:start-glue-point="10" draw:end-shape="id70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01" draw:start-glue-point="10" draw:end-shape="id702" draw:end-glue-point="6" svg:d="M3500 15950h-276-1449-275" svg:viewBox="0 0 2001 1">
          <text:p/>
        </draw:connector>
        <draw:custom-shape draw:style-name="Mgr15" draw:text-style-name="MP7" xml:id="id649" draw:id="id64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50" draw:id="id65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51" draw:id="id65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52" draw:id="id65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3" draw:id="id65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54" draw:id="id65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5" draw:id="id65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6" draw:id="id65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8" draw:id="id65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7" draw:id="id65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9" draw:id="id65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0" draw:id="id66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61" draw:id="id66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62" draw:id="id66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3" draw:id="id66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64" draw:id="id66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5" draw:id="id66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6" draw:id="id66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8" draw:id="id66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7" draw:id="id66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9" draw:id="id66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70" draw:id="id67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1" draw:id="id67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72" draw:id="id67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3" draw:id="id67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74" draw:id="id67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5" draw:id="id67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6" draw:id="id67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8" draw:id="id67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7" draw:id="id67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9" draw:id="id67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80" draw:id="id68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81" draw:id="id68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2" draw:id="id68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3" draw:id="id68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84" draw:id="id68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5" draw:id="id68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6" draw:id="id68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8" draw:id="id68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7" draw:id="id68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9" draw:id="id68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90" draw:id="id69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91" draw:id="id69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92" draw:id="id69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3" draw:id="id69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94" draw:id="id69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5" draw:id="id69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6" draw:id="id69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8" draw:id="id69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7" draw:id="id69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9" draw:id="id69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0" draw:id="id70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1" draw:id="id70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2" draw:id="id70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_5f_-title" draw:layer="backgroundobjects" svg:width="17cm" svg:height="9.56cm" svg:x="2cm" svg:y="2.5cm" presentation:class="page"/>
        <draw:frame presentation:style-name="DNA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_5f__5f_" style:display-name="DNA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0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40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40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703" draw:start-glue-point="10" draw:end-shape="id70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05" draw:start-glue-point="10" draw:end-shape="id70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07" draw:start-glue-point="10" draw:end-shape="id70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09" draw:start-glue-point="10" draw:end-shape="id71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11" draw:start-glue-point="10" draw:end-shape="id71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13" draw:start-glue-point="10" draw:end-shape="id71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15" draw:start-glue-point="10" draw:end-shape="id71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17" draw:start-glue-point="10" draw:end-shape="id71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9" draw:start-glue-point="10" draw:end-shape="id72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21" draw:start-glue-point="10" draw:end-shape="id72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23" draw:start-glue-point="10" draw:end-shape="id72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25" draw:start-glue-point="10" draw:end-shape="id72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27" draw:start-glue-point="10" draw:end-shape="id72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29" draw:start-glue-point="10" draw:end-shape="id73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31" draw:start-glue-point="10" draw:end-shape="id73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33" draw:start-glue-point="10" draw:end-shape="id73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35" draw:start-glue-point="10" draw:end-shape="id73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37" draw:start-glue-point="10" draw:end-shape="id73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39" draw:start-glue-point="10" draw:end-shape="id74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41" draw:start-glue-point="10" draw:end-shape="id74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43" draw:start-glue-point="10" draw:end-shape="id74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45" draw:start-glue-point="10" draw:end-shape="id74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747" draw:start-glue-point="10" draw:end-shape="id74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749" draw:start-glue-point="10" draw:end-shape="id75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751" draw:start-glue-point="10" draw:end-shape="id75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753" draw:start-glue-point="10" draw:end-shape="id75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55" draw:start-glue-point="10" draw:end-shape="id756" draw:end-glue-point="6" svg:d="M3500 15950h-276-1449-275" svg:viewBox="0 0 2001 1">
          <text:p/>
        </draw:connector>
        <draw:custom-shape draw:style-name="Mgr15" draw:text-style-name="MP7" xml:id="id703" draw:id="id70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4" draw:id="id70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5" draw:id="id70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6" draw:id="id70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07" draw:id="id70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8" draw:id="id70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09" draw:id="id70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0" draw:id="id71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12" draw:id="id71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1" draw:id="id71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13" draw:id="id71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14" draw:id="id71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15" draw:id="id71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16" draw:id="id71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17" draw:id="id71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18" draw:id="id71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9" draw:id="id71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0" draw:id="id72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22" draw:id="id72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1" draw:id="id72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23" draw:id="id72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24" draw:id="id72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25" draw:id="id72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26" draw:id="id72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27" draw:id="id72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28" draw:id="id72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29" draw:id="id72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0" draw:id="id73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32" draw:id="id73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1" draw:id="id73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33" draw:id="id73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34" draw:id="id73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35" draw:id="id73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36" draw:id="id73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37" draw:id="id73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38" draw:id="id73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39" draw:id="id73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0" draw:id="id74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2" draw:id="id74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1" draw:id="id74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43" draw:id="id74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44" draw:id="id74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45" draw:id="id74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46" draw:id="id74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47" draw:id="id74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48" draw:id="id74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49" draw:id="id74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0" draw:id="id75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52" draw:id="id75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1" draw:id="id75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53" draw:id="id75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54" draw:id="id75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5" draw:id="id75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56" draw:id="id75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_5f__5f__5f_" style:display-name="DNA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3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43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43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757" draw:start-glue-point="10" draw:end-shape="id75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59" draw:start-glue-point="10" draw:end-shape="id76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61" draw:start-glue-point="10" draw:end-shape="id76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63" draw:start-glue-point="10" draw:end-shape="id76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65" draw:start-glue-point="10" draw:end-shape="id76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67" draw:start-glue-point="10" draw:end-shape="id76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69" draw:start-glue-point="10" draw:end-shape="id77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71" draw:start-glue-point="10" draw:end-shape="id77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73" draw:start-glue-point="10" draw:end-shape="id77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75" draw:start-glue-point="10" draw:end-shape="id77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77" draw:start-glue-point="10" draw:end-shape="id77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9" draw:start-glue-point="10" draw:end-shape="id78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81" draw:start-glue-point="10" draw:end-shape="id78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83" draw:start-glue-point="10" draw:end-shape="id78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85" draw:start-glue-point="10" draw:end-shape="id78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87" draw:start-glue-point="10" draw:end-shape="id78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89" draw:start-glue-point="10" draw:end-shape="id79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91" draw:start-glue-point="10" draw:end-shape="id79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93" draw:start-glue-point="10" draw:end-shape="id79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95" draw:start-glue-point="10" draw:end-shape="id79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97" draw:start-glue-point="10" draw:end-shape="id79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99" draw:start-glue-point="10" draw:end-shape="id80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01" draw:start-glue-point="10" draw:end-shape="id80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03" draw:start-glue-point="10" draw:end-shape="id80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05" draw:start-glue-point="10" draw:end-shape="id80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07" draw:start-glue-point="10" draw:end-shape="id80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09" draw:start-glue-point="10" draw:end-shape="id810" draw:end-glue-point="6" svg:d="M3500 15950h-276-1449-275" svg:viewBox="0 0 2001 1">
          <text:p/>
        </draw:connector>
        <draw:custom-shape draw:style-name="Mgr15" draw:text-style-name="MP7" xml:id="id757" draw:id="id75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58" draw:id="id75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9" draw:id="id75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60" draw:id="id76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1" draw:id="id76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2" draw:id="id76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3" draw:id="id76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4" draw:id="id76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6" draw:id="id76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5" draw:id="id76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7" draw:id="id76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8" draw:id="id76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69" draw:id="id76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70" draw:id="id77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1" draw:id="id77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2" draw:id="id77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3" draw:id="id77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4" draw:id="id77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6" draw:id="id77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5" draw:id="id77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7" draw:id="id77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8" draw:id="id77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9" draw:id="id77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0" draw:id="id78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1" draw:id="id78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2" draw:id="id78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3" draw:id="id78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4" draw:id="id78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6" draw:id="id78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5" draw:id="id78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7" draw:id="id78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8" draw:id="id78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89" draw:id="id78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90" draw:id="id79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1" draw:id="id79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2" draw:id="id79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3" draw:id="id79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4" draw:id="id79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6" draw:id="id79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5" draw:id="id79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7" draw:id="id79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8" draw:id="id79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99" draw:id="id79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00" draw:id="id80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1" draw:id="id80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2" draw:id="id80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3" draw:id="id80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4" draw:id="id80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6" draw:id="id80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5" draw:id="id80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7" draw:id="id80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8" draw:id="id80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09" draw:id="id80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0" draw:id="id81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_5f__5f__5f__5f_" style:display-name="DNA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6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46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46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811" draw:start-glue-point="10" draw:end-shape="id81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13" draw:start-glue-point="10" draw:end-shape="id81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15" draw:start-glue-point="10" draw:end-shape="id81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17" draw:start-glue-point="10" draw:end-shape="id81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19" draw:start-glue-point="10" draw:end-shape="id82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21" draw:start-glue-point="10" draw:end-shape="id82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23" draw:start-glue-point="10" draw:end-shape="id82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25" draw:start-glue-point="10" draw:end-shape="id82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27" draw:start-glue-point="10" draw:end-shape="id82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29" draw:start-glue-point="10" draw:end-shape="id83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31" draw:start-glue-point="10" draw:end-shape="id83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33" draw:start-glue-point="10" draw:end-shape="id83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35" draw:start-glue-point="10" draw:end-shape="id83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37" draw:start-glue-point="10" draw:end-shape="id83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9" draw:start-glue-point="10" draw:end-shape="id84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41" draw:start-glue-point="10" draw:end-shape="id84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43" draw:start-glue-point="10" draw:end-shape="id84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45" draw:start-glue-point="10" draw:end-shape="id84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847" draw:start-glue-point="10" draw:end-shape="id84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849" draw:start-glue-point="10" draw:end-shape="id85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851" draw:start-glue-point="10" draw:end-shape="id85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853" draw:start-glue-point="10" draw:end-shape="id85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55" draw:start-glue-point="10" draw:end-shape="id85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57" draw:start-glue-point="10" draw:end-shape="id85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59" draw:start-glue-point="10" draw:end-shape="id86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61" draw:start-glue-point="10" draw:end-shape="id86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63" draw:start-glue-point="10" draw:end-shape="id864" draw:end-glue-point="6" svg:d="M3500 15950h-276-1449-275" svg:viewBox="0 0 2001 1">
          <text:p/>
        </draw:connector>
        <draw:custom-shape draw:style-name="Mgr15" draw:text-style-name="MP7" xml:id="id811" draw:id="id81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12" draw:id="id81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13" draw:id="id81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4" draw:id="id81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15" draw:id="id81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16" draw:id="id81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7" draw:id="id81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8" draw:id="id81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20" draw:id="id82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9" draw:id="id81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21" draw:id="id82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22" draw:id="id82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23" draw:id="id82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24" draw:id="id82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25" draw:id="id82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26" draw:id="id82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27" draw:id="id82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8" draw:id="id82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30" draw:id="id83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9" draw:id="id82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31" draw:id="id83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32" draw:id="id83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33" draw:id="id83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34" draw:id="id83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35" draw:id="id83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36" draw:id="id83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37" draw:id="id83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8" draw:id="id83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0" draw:id="id84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9" draw:id="id83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41" draw:id="id84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42" draw:id="id84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43" draw:id="id84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44" draw:id="id84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45" draw:id="id84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46" draw:id="id84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47" draw:id="id84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8" draw:id="id84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50" draw:id="id85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9" draw:id="id84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51" draw:id="id85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52" draw:id="id85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53" draw:id="id85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54" draw:id="id85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5" draw:id="id85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56" draw:id="id85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57" draw:id="id85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8" draw:id="id85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60" draw:id="id86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9" draw:id="id85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1" draw:id="id86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2" draw:id="id86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3" draw:id="id86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4" draw:id="id86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_5f__5f__5f__5f__5f_" style:display-name="DNA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9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49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49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865" draw:start-glue-point="10" draw:end-shape="id86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67" draw:start-glue-point="10" draw:end-shape="id86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69" draw:start-glue-point="10" draw:end-shape="id87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71" draw:start-glue-point="10" draw:end-shape="id87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73" draw:start-glue-point="10" draw:end-shape="id87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75" draw:start-glue-point="10" draw:end-shape="id87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77" draw:start-glue-point="10" draw:end-shape="id87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79" draw:start-glue-point="10" draw:end-shape="id88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81" draw:start-glue-point="10" draw:end-shape="id88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83" draw:start-glue-point="10" draw:end-shape="id88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85" draw:start-glue-point="10" draw:end-shape="id88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87" draw:start-glue-point="10" draw:end-shape="id88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89" draw:start-glue-point="10" draw:end-shape="id89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91" draw:start-glue-point="10" draw:end-shape="id89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93" draw:start-glue-point="10" draw:end-shape="id89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95" draw:start-glue-point="10" draw:end-shape="id89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97" draw:start-glue-point="10" draw:end-shape="id89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9" draw:start-glue-point="10" draw:end-shape="id90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01" draw:start-glue-point="10" draw:end-shape="id90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03" draw:start-glue-point="10" draw:end-shape="id90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05" draw:start-glue-point="10" draw:end-shape="id90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07" draw:start-glue-point="10" draw:end-shape="id90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09" draw:start-glue-point="10" draw:end-shape="id91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11" draw:start-glue-point="10" draw:end-shape="id91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13" draw:start-glue-point="10" draw:end-shape="id91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15" draw:start-glue-point="10" draw:end-shape="id91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17" draw:start-glue-point="10" draw:end-shape="id918" draw:end-glue-point="6" svg:d="M3500 15950h-276-1449-275" svg:viewBox="0 0 2001 1">
          <text:p/>
        </draw:connector>
        <draw:custom-shape draw:style-name="Mgr15" draw:text-style-name="MP7" xml:id="id865" draw:id="id86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66" draw:id="id86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7" draw:id="id86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8" draw:id="id86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9" draw:id="id86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0" draw:id="id87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1" draw:id="id87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2" draw:id="id87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4" draw:id="id87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3" draw:id="id87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75" draw:id="id87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6" draw:id="id87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7" draw:id="id87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78" draw:id="id87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79" draw:id="id87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0" draw:id="id88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1" draw:id="id88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2" draw:id="id88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4" draw:id="id88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3" draw:id="id88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85" draw:id="id88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6" draw:id="id88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87" draw:id="id88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8" draw:id="id88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89" draw:id="id88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0" draw:id="id89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1" draw:id="id89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2" draw:id="id89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4" draw:id="id89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3" draw:id="id89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95" draw:id="id89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6" draw:id="id89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97" draw:id="id89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98" draw:id="id89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9" draw:id="id89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0" draw:id="id90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1" draw:id="id90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2" draw:id="id90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4" draw:id="id90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3" draw:id="id90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05" draw:id="id90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6" draw:id="id90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07" draw:id="id90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08" draw:id="id90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09" draw:id="id90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0" draw:id="id91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1" draw:id="id91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2" draw:id="id91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4" draw:id="id91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3" draw:id="id91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15" draw:id="id91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6" draw:id="id91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17" draw:id="id91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18" draw:id="id91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_5f__5f__5f__5f__5f__5f__5f__5f__5f__5f__5f__5f__5f__5f__5f__5f__5f_" style:display-name="DNA___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52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52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52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919" draw:start-glue-point="10" draw:end-shape="id92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921" draw:start-glue-point="10" draw:end-shape="id92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923" draw:start-glue-point="10" draw:end-shape="id92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925" draw:start-glue-point="10" draw:end-shape="id92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27" draw:start-glue-point="10" draw:end-shape="id92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929" draw:start-glue-point="10" draw:end-shape="id93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931" draw:start-glue-point="10" draw:end-shape="id93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933" draw:start-glue-point="10" draw:end-shape="id93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935" draw:start-glue-point="10" draw:end-shape="id93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937" draw:start-glue-point="10" draw:end-shape="id93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939" draw:start-glue-point="10" draw:end-shape="id94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941" draw:start-glue-point="10" draw:end-shape="id94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943" draw:start-glue-point="10" draw:end-shape="id94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945" draw:start-glue-point="10" draw:end-shape="id94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947" draw:start-glue-point="10" draw:end-shape="id94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949" draw:start-glue-point="10" draw:end-shape="id95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951" draw:start-glue-point="10" draw:end-shape="id95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953" draw:start-glue-point="10" draw:end-shape="id95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55" draw:start-glue-point="10" draw:end-shape="id95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57" draw:start-glue-point="10" draw:end-shape="id95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9" draw:start-glue-point="10" draw:end-shape="id96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61" draw:start-glue-point="10" draw:end-shape="id96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63" draw:start-glue-point="10" draw:end-shape="id96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65" draw:start-glue-point="10" draw:end-shape="id96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67" draw:start-glue-point="10" draw:end-shape="id96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69" draw:start-glue-point="10" draw:end-shape="id97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71" draw:start-glue-point="10" draw:end-shape="id972" draw:end-glue-point="6" svg:d="M3500 15950h-276-1449-275" svg:viewBox="0 0 2001 1">
          <text:p/>
        </draw:connector>
        <draw:custom-shape draw:style-name="Mgr15" draw:text-style-name="MP7" xml:id="id919" draw:id="id91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20" draw:id="id92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21" draw:id="id92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22" draw:id="id92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3" draw:id="id92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24" draw:id="id92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5" draw:id="id92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6" draw:id="id92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8" draw:id="id92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7" draw:id="id92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9" draw:id="id92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30" draw:id="id93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31" draw:id="id93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32" draw:id="id93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3" draw:id="id93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34" draw:id="id93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5" draw:id="id93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6" draw:id="id93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8" draw:id="id93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7" draw:id="id93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9" draw:id="id93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40" draw:id="id94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41" draw:id="id94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42" draw:id="id94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3" draw:id="id94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44" draw:id="id94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5" draw:id="id94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6" draw:id="id94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8" draw:id="id94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7" draw:id="id94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9" draw:id="id94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50" draw:id="id95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51" draw:id="id95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52" draw:id="id95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3" draw:id="id95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54" draw:id="id95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5" draw:id="id95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6" draw:id="id95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8" draw:id="id95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7" draw:id="id95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9" draw:id="id95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0" draw:id="id96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61" draw:id="id96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62" draw:id="id96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3" draw:id="id96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64" draw:id="id96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5" draw:id="id96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6" draw:id="id96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8" draw:id="id96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7" draw:id="id96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9" draw:id="id96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70" draw:id="id97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1" draw:id="id97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72" draw:id="id97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_5f_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1:09.177810430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15M40S</meta:editing-duration>
    <meta:editing-cycles>44</meta:editing-cycles>
    <dc:date>2025-08-18T23:47:08.098042361</dc:date>
    <meta:document-statistic meta:object-count="1724"/>
  </office:meta>
</office:document-meta>
</file>